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76" calcext:value-type="float">
            <text:p>106.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1064" calcext:value-type="float">
            <text:p>106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55616" calcext:value-type="float">
            <text:p>106.6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62" calcext:value-type="float">
            <text:p>106.7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952" calcext:value-type="float">
            <text:p>106.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5096" calcext:value-type="float">
            <text:p>106.3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2984" calcext:value-type="float">
            <text:p>106.9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7744" calcext:value-type="float">
            <text:p>106.9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62" calcext:value-type="float">
            <text:p>106.7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9936" calcext:value-type="float">
            <text:p>106.9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00752" calcext:value-type="float">
            <text:p>106.6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5968" calcext:value-type="float">
            <text:p>107.1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3944" calcext:value-type="float">
            <text:p>106.9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5344" calcext:value-type="float">
            <text:p>106.7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856" calcext:value-type="float">
            <text:p>106.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5032" calcext:value-type="float">
            <text:p>106.5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99" calcext:value-type="float">
            <text:p>106.2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568" calcext:value-type="float">
            <text:p>106.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14368" calcext:value-type="float">
            <text:p>105.8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1568" calcext:value-type="float">
            <text:p>106.2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25848" calcext:value-type="float">
            <text:p>106.2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5432" calcext:value-type="float">
            <text:p>105.9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3072" calcext:value-type="float">
            <text:p>106.1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0024" calcext:value-type="float">
            <text:p>106.1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3136" calcext:value-type="float">
            <text:p>105.8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6144" calcext:value-type="float">
            <text:p>105.5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3472" calcext:value-type="float">
            <text:p>105.5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8336" calcext:value-type="float">
            <text:p>105.5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57752" calcext:value-type="float">
            <text:p>105.4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224" calcext:value-type="float">
            <text:p>105.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9528" calcext:value-type="float">
            <text:p>105.1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62096" calcext:value-type="float">
            <text:p>105.1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6272" calcext:value-type="float">
            <text:p>105.0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82264" calcext:value-type="float">
            <text:p>104.9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3224" calcext:value-type="float">
            <text:p>105.0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846" calcext:value-type="float">
            <text:p>105.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73704" calcext:value-type="float">
            <text:p>105.0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98088" calcext:value-type="float">
            <text:p>105.0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3432" calcext:value-type="float">
            <text:p>105.1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1408" calcext:value-type="float">
            <text:p>104.9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644" calcext:value-type="float">
            <text:p>104.8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644" calcext:value-type="float">
            <text:p>104.8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41472" calcext:value-type="float">
            <text:p>104.7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5168" calcext:value-type="float">
            <text:p>104.5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9136" calcext:value-type="float">
            <text:p>104.3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0368" calcext:value-type="float">
            <text:p>104.2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924" calcext:value-type="float">
            <text:p>104.4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4416" calcext:value-type="float">
            <text:p>104.6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5192" calcext:value-type="float">
            <text:p>104.0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2832" calcext:value-type="float">
            <text:p>104.1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824" calcext:value-type="float">
            <text:p>104.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9304" calcext:value-type="float">
            <text:p>104.1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6128" calcext:value-type="float">
            <text:p>104.6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1264" calcext:value-type="float">
            <text:p>104.6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6504" calcext:value-type="float">
            <text:p>104.6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6464" calcext:value-type="float">
            <text:p>104.2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684" calcext:value-type="float">
            <text:p>104.2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7488" calcext:value-type="float">
            <text:p>104.1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0056" calcext:value-type="float">
            <text:p>104.0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968" calcext:value-type="float">
            <text:p>104.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828" calcext:value-type="float">
            <text:p>104.3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2352" calcext:value-type="float">
            <text:p>104.1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3728" calcext:value-type="float">
            <text:p>104.5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2768" calcext:value-type="float">
            <text:p>104.4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0912" calcext:value-type="float">
            <text:p>104.0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1976" calcext:value-type="float">
            <text:p>104.2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2352" calcext:value-type="float">
            <text:p>104.1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3232" calcext:value-type="float">
            <text:p>103.5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5424" calcext:value-type="float">
            <text:p>103.5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7864" calcext:value-type="float">
            <text:p>104.0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9472" calcext:value-type="float">
            <text:p>103.9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2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6776" calcext:value-type="float">
            <text:p>104.5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1536" calcext:value-type="float">
            <text:p>104.4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544" calcext:value-type="float">
            <text:p>104.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2768" calcext:value-type="float">
            <text:p>104.4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5816" calcext:value-type="float">
            <text:p>104.4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544" calcext:value-type="float">
            <text:p>104.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2872" calcext:value-type="float">
            <text:p>104.5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4688" calcext:value-type="float">
            <text:p>104.5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9552" calcext:value-type="float">
            <text:p>104.6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8696" calcext:value-type="float">
            <text:p>104.6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8904" calcext:value-type="float">
            <text:p>104.7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644" calcext:value-type="float">
            <text:p>104.8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60928" calcext:value-type="float">
            <text:p>104.9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7608" calcext:value-type="float">
            <text:p>105.0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07816" calcext:value-type="float">
            <text:p>105.2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6416" calcext:value-type="float">
            <text:p>105.4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61968" calcext:value-type="float">
            <text:p>105.6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24096" calcext:value-type="float">
            <text:p>105.9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7936" calcext:value-type="float">
            <text:p>106.1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46016" calcext:value-type="float">
            <text:p>106.0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2736" calcext:value-type="float">
            <text:p>106.4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4928" calcext:value-type="float">
            <text:p>106.4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664" calcext:value-type="float">
            <text:p>106.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0544" calcext:value-type="float">
            <text:p>106.4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0168" calcext:value-type="float">
            <text:p>106.5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188" calcext:value-type="float">
            <text:p>106.4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6264" calcext:value-type="float">
            <text:p>106.5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3216" calcext:value-type="float">
            <text:p>106.5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7976" calcext:value-type="float">
            <text:p>106.4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30648" calcext:value-type="float">
            <text:p>106.5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1128" calcext:value-type="float">
            <text:p>106.5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00752" calcext:value-type="float">
            <text:p>106.6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31232" calcext:value-type="float">
            <text:p>106.6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92192" calcext:value-type="float">
            <text:p>106.6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6992" calcext:value-type="float">
            <text:p>106.9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0352" calcext:value-type="float">
            <text:p>107.2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3608" calcext:value-type="float">
            <text:p>107.3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6216" calcext:value-type="float">
            <text:p>107.6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5672" calcext:value-type="float">
            <text:p>107.8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1872" calcext:value-type="float">
            <text:p>107.9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9512" calcext:value-type="float">
            <text:p>108.1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1768" calcext:value-type="float">
            <text:p>107.8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1096" calcext:value-type="float">
            <text:p>108.5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024" calcext:value-type="float">
            <text:p>108.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404" calcext:value-type="float">
            <text:p>108.5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8696" calcext:value-type="float">
            <text:p>108.4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784" calcext:value-type="float">
            <text:p>108.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7464" calcext:value-type="float">
            <text:p>108.4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5752" calcext:value-type="float">
            <text:p>108.5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7088" calcext:value-type="float">
            <text:p>108.5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7672" calcext:value-type="float">
            <text:p>108.6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3496" calcext:value-type="float">
            <text:p>108.7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6648" calcext:value-type="float">
            <text:p>108.8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3328" calcext:value-type="float">
            <text:p>108.9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0008" calcext:value-type="float">
            <text:p>109.0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7816" calcext:value-type="float">
            <text:p>109.0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8192" calcext:value-type="float">
            <text:p>108.9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076" calcext:value-type="float">
            <text:p>108.9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8088" calcext:value-type="float">
            <text:p>108.9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3704" calcext:value-type="float">
            <text:p>108.8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6752" calcext:value-type="float">
            <text:p>108.8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408" calcext:value-type="float">
            <text:p>108.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0552" calcext:value-type="float">
            <text:p>108.8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4936" calcext:value-type="float">
            <text:p>108.8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8088" calcext:value-type="float">
            <text:p>108.9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4832" calcext:value-type="float">
            <text:p>108.7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12" calcext:value-type="float">
            <text:p>108.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9384" calcext:value-type="float">
            <text:p>108.6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2432" calcext:value-type="float">
            <text:p>108.6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12" calcext:value-type="float">
            <text:p>108.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9864" calcext:value-type="float">
            <text:p>108.6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9384" calcext:value-type="float">
            <text:p>108.6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1096" calcext:value-type="float">
            <text:p>108.5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42328" calcext:value-type="float">
            <text:p>108.5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1368" calcext:value-type="float">
            <text:p>108.4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2224" calcext:value-type="float">
            <text:p>108.4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308" calcext:value-type="float">
            <text:p>108.4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5168" calcext:value-type="float">
            <text:p>108.4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6776" calcext:value-type="float">
            <text:p>108.3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876" calcext:value-type="float">
            <text:p>108.1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5128" calcext:value-type="float">
            <text:p>108.0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1016" calcext:value-type="float">
            <text:p>107.9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47384" calcext:value-type="float">
            <text:p>107.8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1664" calcext:value-type="float">
            <text:p>107.8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8032" calcext:value-type="float">
            <text:p>107.6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5736" calcext:value-type="float">
            <text:p>107.6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6384" calcext:value-type="float">
            <text:p>107.4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5696" calcext:value-type="float">
            <text:p>107.2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1584" calcext:value-type="float">
            <text:p>107.1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9208" calcext:value-type="float">
            <text:p>106.4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9128" calcext:value-type="float">
            <text:p>105.7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8232" calcext:value-type="float">
            <text:p>105.4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8256" calcext:value-type="float">
            <text:p>104.9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5328" calcext:value-type="float">
            <text:p>102.0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7016" calcext:value-type="float">
            <text:p>98.8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8768" calcext:value-type="float">
            <text:p>99.1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3752" calcext:value-type="float">
            <text:p>100.1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6624" calcext:value-type="float">
            <text:p>101.7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3296" calcext:value-type="float">
            <text:p>103.3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86" calcext:value-type="float">
            <text:p>103.0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2728" calcext:value-type="float">
            <text:p>104.1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6944" calcext:value-type="float">
            <text:p>104.3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3688" calcext:value-type="float">
            <text:p>104.1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2184" calcext:value-type="float">
            <text:p>104.3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9448" calcext:value-type="float">
            <text:p>104.5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7232" calcext:value-type="float">
            <text:p>105.1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94" calcext:value-type="float">
            <text:p>105.6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3672" calcext:value-type="float">
            <text:p>107.1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2288" calcext:value-type="float">
            <text:p>108.2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208" calcext:value-type="float">
            <text:p>108.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3232" calcext:value-type="float">
            <text:p>107.3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3672" calcext:value-type="float">
            <text:p>107.1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7144" calcext:value-type="float">
            <text:p>106.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8" calcext:value-type="float">
            <text:p>105.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7784" calcext:value-type="float">
            <text:p>103.4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7984" calcext:value-type="float">
            <text:p>105.0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4296" calcext:value-type="float">
            <text:p>107.5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4384" calcext:value-type="float">
            <text:p>106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3304" calcext:value-type="float">
            <text:p>105.6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5032" calcext:value-type="float">
            <text:p>106.5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6888" calcext:value-type="float">
            <text:p>106.9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4384" calcext:value-type="float">
            <text:p>106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87392" calcext:value-type="float">
            <text:p>106.3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084" calcext:value-type="float">
            <text:p>105.7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11448" calcext:value-type="float">
            <text:p>105.3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1408" calcext:value-type="float">
            <text:p>104.9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9888" calcext:value-type="float">
            <text:p>104.2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4888" calcext:value-type="float">
            <text:p>102.3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9816" calcext:value-type="float">
            <text:p>102.1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8128" calcext:value-type="float">
            <text:p>101.6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7088" calcext:value-type="float">
            <text:p>100.9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2024" calcext:value-type="float">
            <text:p>99.2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8952" calcext:value-type="float">
            <text:p>99.8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2952" calcext:value-type="float">
            <text:p>101.3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5952" calcext:value-type="float">
            <text:p>102.4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4448" calcext:value-type="float">
            <text:p>102.6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0752" calcext:value-type="float">
            <text:p>102.7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9624" calcext:value-type="float">
            <text:p>102.9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0544" calcext:value-type="float">
            <text:p>102.6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5576" calcext:value-type="float">
            <text:p>102.5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852" calcext:value-type="float">
            <text:p>102.4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3216" calcext:value-type="float">
            <text:p>102.6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9792" calcext:value-type="float">
            <text:p>102.7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476" calcext:value-type="float">
            <text:p>102.8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7888" calcext:value-type="float">
            <text:p>103.4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9832" calcext:value-type="float">
            <text:p>103.0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6864" calcext:value-type="float">
            <text:p>103.6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2584" calcext:value-type="float">
            <text:p>103.7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3024" calcext:value-type="float">
            <text:p>103.4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6488" calcext:value-type="float">
            <text:p>103.7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672" calcext:value-type="float">
            <text:p>103.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0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8344" calcext:value-type="float">
            <text:p>104.0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7888" calcext:value-type="float">
            <text:p>103.4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4464" calcext:value-type="float">
            <text:p>103.5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7696" calcext:value-type="float">
            <text:p>104.2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3336" calcext:value-type="float">
            <text:p>103.6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5528" calcext:value-type="float">
            <text:p>103.6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58" calcext:value-type="float">
            <text:p>103.5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4192" calcext:value-type="float">
            <text:p>103.6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8344" calcext:value-type="float">
            <text:p>104.0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6088" calcext:value-type="float">
            <text:p>104.3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5816" calcext:value-type="float">
            <text:p>104.4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86" calcext:value-type="float">
            <text:p>103.0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0896" calcext:value-type="float">
            <text:p>103.1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9016" calcext:value-type="float">
            <text:p>103.3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1376" calcext:value-type="float">
            <text:p>103.2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0792" calcext:value-type="float">
            <text:p>103.1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1712" calcext:value-type="float">
            <text:p>102.8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4136" calcext:value-type="float">
            <text:p>102.4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1776" calcext:value-type="float">
            <text:p>102.6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7664" calcext:value-type="float">
            <text:p>102.4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3176" calcext:value-type="float">
            <text:p>102.3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1336" calcext:value-type="float">
            <text:p>102.8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328" calcext:value-type="float">
            <text:p>102.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0128" calcext:value-type="float">
            <text:p>102.3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472" calcext:value-type="float">
            <text:p>102.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7248" calcext:value-type="float">
            <text:p>102.1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992" calcext:value-type="float">
            <text:p>102.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0712" calcext:value-type="float">
            <text:p>102.4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4888" calcext:value-type="float">
            <text:p>102.3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7768" calcext:value-type="float">
            <text:p>102.5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376" calcext:value-type="float">
            <text:p>102.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2632" calcext:value-type="float">
            <text:p>102.5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8872" calcext:value-type="float">
            <text:p>102.9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9224" calcext:value-type="float">
            <text:p>103.5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5296" calcext:value-type="float">
            <text:p>104.0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2064" calcext:value-type="float">
            <text:p>103.3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9032" calcext:value-type="float">
            <text:p>104.2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6928" calcext:value-type="float">
            <text:p>103.4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104" calcext:value-type="float">
            <text:p>103.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3776" calcext:value-type="float">
            <text:p>103.3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7408" calcext:value-type="float">
            <text:p>103.4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2712" calcext:value-type="float">
            <text:p>103.2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0288" calcext:value-type="float">
            <text:p>103.6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82" calcext:value-type="float">
            <text:p>103.7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4464" calcext:value-type="float">
            <text:p>103.5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6256" calcext:value-type="float">
            <text:p>104.1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9952" calcext:value-type="float">
            <text:p>104.0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3376" calcext:value-type="float">
            <text:p>103.9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4752" calcext:value-type="float">
            <text:p>104.3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3312" calcext:value-type="float">
            <text:p>104.2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8928" calcext:value-type="float">
            <text:p>104.1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88944" calcext:value-type="float">
            <text:p>105.0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77336" calcext:value-type="float">
            <text:p>105.1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1368" calcext:value-type="float">
            <text:p>104.6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65144" calcext:value-type="float">
            <text:p>105.1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6352" calcext:value-type="float">
            <text:p>105.6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8128" calcext:value-type="float">
            <text:p>109.2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5936" calcext:value-type="float">
            <text:p>109.2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8608" calcext:value-type="float">
            <text:p>109.2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1656" calcext:value-type="float">
            <text:p>109.2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1656" calcext:value-type="float">
            <text:p>109.2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9944" calcext:value-type="float">
            <text:p>109.2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1656" calcext:value-type="float">
            <text:p>109.2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2512" calcext:value-type="float">
            <text:p>109.2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9568" calcext:value-type="float">
            <text:p>109.3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9944" calcext:value-type="float">
            <text:p>109.2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1656" calcext:value-type="float">
            <text:p>109.2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3744" calcext:value-type="float">
            <text:p>109.2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34224" calcext:value-type="float">
            <text:p>109.2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31176" calcext:value-type="float">
            <text:p>109.2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508" calcext:value-type="float">
            <text:p>109.2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7752" calcext:value-type="float">
            <text:p>109.2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4808" calcext:value-type="float">
            <text:p>109.3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1008" calcext:value-type="float">
            <text:p>109.4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844" calcext:value-type="float">
            <text:p>109.4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9296" calcext:value-type="float">
            <text:p>109.4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4056" calcext:value-type="float">
            <text:p>109.4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4912" calcext:value-type="float">
            <text:p>109.4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4912" calcext:value-type="float">
            <text:p>109.4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1488" calcext:value-type="float">
            <text:p>109.4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1384" calcext:value-type="float">
            <text:p>109.3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6624" calcext:value-type="float">
            <text:p>109.3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5664" calcext:value-type="float">
            <text:p>109.3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7856" calcext:value-type="float">
            <text:p>109.3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5456" calcext:value-type="float">
            <text:p>109.1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1928" calcext:value-type="float">
            <text:p>109.1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6544" calcext:value-type="float">
            <text:p>108.7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2032" calcext:value-type="float">
            <text:p>109.2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6584" calcext:value-type="float">
            <text:p>109.0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3536" calcext:value-type="float">
            <text:p>109.0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5144" calcext:value-type="float">
            <text:p>108.9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6272" calcext:value-type="float">
            <text:p>108.8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6672" calcext:value-type="float">
            <text:p>108.2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7064" calcext:value-type="float">
            <text:p>109.0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4392" calcext:value-type="float">
            <text:p>109.0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9528" calcext:value-type="float">
            <text:p>108.9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312" calcext:value-type="float">
            <text:p>108.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9592" calcext:value-type="float">
            <text:p>108.7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5584" calcext:value-type="float">
            <text:p>108.6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4416" calcext:value-type="float">
            <text:p>108.4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12" calcext:value-type="float">
            <text:p>108.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6128" calcext:value-type="float">
            <text:p>108.4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92392" calcext:value-type="float">
            <text:p>108.2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1496" calcext:value-type="float">
            <text:p>107.9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9952" calcext:value-type="float">
            <text:p>107.8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58" calcext:value-type="float">
            <text:p>107.3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0544" calcext:value-type="float">
            <text:p>106.4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46016" calcext:value-type="float">
            <text:p>106.0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77336" calcext:value-type="float">
            <text:p>105.1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4512" calcext:value-type="float">
            <text:p>102.3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4296" calcext:value-type="float">
            <text:p>99.9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2936" calcext:value-type="float">
            <text:p>100.4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6208" calcext:value-type="float">
            <text:p>101.4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9832" calcext:value-type="float">
            <text:p>103.0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02304" calcext:value-type="float">
            <text:p>105.3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5296" calcext:value-type="float">
            <text:p>107.9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396" calcext:value-type="float">
            <text:p>107.8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0808" calcext:value-type="float">
            <text:p>107.8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5192" calcext:value-type="float">
            <text:p>107.8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7488" calcext:value-type="float">
            <text:p>107.9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7008" calcext:value-type="float">
            <text:p>107.8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9576" calcext:value-type="float">
            <text:p>107.8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0704" calcext:value-type="float">
            <text:p>107.7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4984" calcext:value-type="float">
            <text:p>107.6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9264" calcext:value-type="float">
            <text:p>107.6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392" calcext:value-type="float">
            <text:p>107.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6112" calcext:value-type="float">
            <text:p>107.5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4024" calcext:value-type="float">
            <text:p>107.6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5088" calcext:value-type="float">
            <text:p>107.7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4816" calcext:value-type="float">
            <text:p>107.8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0368" calcext:value-type="float">
            <text:p>108.1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4272" calcext:value-type="float">
            <text:p>108.0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6736" calcext:value-type="float">
            <text:p>107.9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5504" calcext:value-type="float">
            <text:p>108.0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8344" calcext:value-type="float">
            <text:p>107.9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8344" calcext:value-type="float">
            <text:p>107.9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6632" calcext:value-type="float">
            <text:p>107.9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7488" calcext:value-type="float">
            <text:p>107.9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0536" calcext:value-type="float">
            <text:p>107.9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636" calcext:value-type="float">
            <text:p>108.0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0848" calcext:value-type="float">
            <text:p>108.1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0848" calcext:value-type="float">
            <text:p>108.1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1808" calcext:value-type="float">
            <text:p>108.1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5336" calcext:value-type="float">
            <text:p>108.2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2768" calcext:value-type="float">
            <text:p>108.2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16" calcext:value-type="float">
            <text:p>108.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0368" calcext:value-type="float">
            <text:p>108.1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304" calcext:value-type="float">
            <text:p>108.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4648" calcext:value-type="float">
            <text:p>108.0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3312" calcext:value-type="float">
            <text:p>108.0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9304" calcext:value-type="float">
            <text:p>107.9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7928" calcext:value-type="float">
            <text:p>107.6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5528" calcext:value-type="float">
            <text:p>107.4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1624" calcext:value-type="float">
            <text:p>107.4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1624" calcext:value-type="float">
            <text:p>107.4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5152" calcext:value-type="float">
            <text:p>107.5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5528" calcext:value-type="float">
            <text:p>107.4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344" calcext:value-type="float">
            <text:p>107.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1312" calcext:value-type="float">
            <text:p>107.2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1312" calcext:value-type="float">
            <text:p>107.2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1792" calcext:value-type="float">
            <text:p>107.3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7032" calcext:value-type="float">
            <text:p>107.3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7888" calcext:value-type="float">
            <text:p>107.3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9016" calcext:value-type="float">
            <text:p>107.1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9016" calcext:value-type="float">
            <text:p>107.1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7408" calcext:value-type="float">
            <text:p>107.2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7032" calcext:value-type="float">
            <text:p>107.3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7136" calcext:value-type="float">
            <text:p>107.3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0288" calcext:value-type="float">
            <text:p>107.4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5048" calcext:value-type="float">
            <text:p>107.4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676" calcext:value-type="float">
            <text:p>107.4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724" calcext:value-type="float">
            <text:p>107.4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6864" calcext:value-type="float">
            <text:p>107.4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0664" calcext:value-type="float">
            <text:p>107.4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3336" calcext:value-type="float">
            <text:p>107.4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7136" calcext:value-type="float">
            <text:p>107.3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0456" calcext:value-type="float">
            <text:p>107.2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216" calcext:value-type="float">
            <text:p>107.2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5696" calcext:value-type="float">
            <text:p>107.2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8744" calcext:value-type="float">
            <text:p>107.2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8056" calcext:value-type="float">
            <text:p>107.1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85384" calcext:value-type="float">
            <text:p>107.0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624" calcext:value-type="float">
            <text:p>107.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7576" calcext:value-type="float">
            <text:p>107.0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6616" calcext:value-type="float">
            <text:p>107.0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2128" calcext:value-type="float">
            <text:p>106.9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5992" calcext:value-type="float">
            <text:p>106.6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5992" calcext:value-type="float">
            <text:p>106.6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7224" calcext:value-type="float">
            <text:p>106.5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27016" calcext:value-type="float">
            <text:p>106.4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8248" calcext:value-type="float">
            <text:p>106.3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5096" calcext:value-type="float">
            <text:p>106.3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04512" calcext:value-type="float">
            <text:p>106.2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136" calcext:value-type="float">
            <text:p>106.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91736" calcext:value-type="float">
            <text:p>106.0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90568" calcext:value-type="float">
            <text:p>105.8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612" calcext:value-type="float">
            <text:p>106.1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74032" calcext:value-type="float">
            <text:p>106.1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9648" calcext:value-type="float">
            <text:p>106.1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70984" calcext:value-type="float">
            <text:p>106.1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088" calcext:value-type="float">
            <text:p>106.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2592" calcext:value-type="float">
            <text:p>106.0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88104" calcext:value-type="float">
            <text:p>105.9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88104" calcext:value-type="float">
            <text:p>105.9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67352" calcext:value-type="float">
            <text:p>106.0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97832" calcext:value-type="float">
            <text:p>106.0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4408" calcext:value-type="float">
            <text:p>106.1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7936" calcext:value-type="float">
            <text:p>106.1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89272" calcext:value-type="float">
            <text:p>106.1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98416" calcext:value-type="float">
            <text:p>106.1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25848" calcext:value-type="float">
            <text:p>106.2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56912" calcext:value-type="float">
            <text:p>106.3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94072" calcext:value-type="float">
            <text:p>106.4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98288" calcext:value-type="float">
            <text:p>106.6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94656" calcext:value-type="float">
            <text:p>106.5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58664" calcext:value-type="float">
            <text:p>106.6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3088" calcext:value-type="float">
            <text:p>107.0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2128" calcext:value-type="float">
            <text:p>106.9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5552" calcext:value-type="float">
            <text:p>106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86" calcext:value-type="float">
            <text:p>106.9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2984" calcext:value-type="float">
            <text:p>106.9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0792" calcext:value-type="float">
            <text:p>106.9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5552" calcext:value-type="float">
            <text:p>106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2608" calcext:value-type="float">
            <text:p>106.9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4424" calcext:value-type="float">
            <text:p>107.0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61712" calcext:value-type="float">
            <text:p>106.6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9208" calcext:value-type="float">
            <text:p>106.4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17872" calcext:value-type="float">
            <text:p>106.4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14824" calcext:value-type="float">
            <text:p>106.4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2048" calcext:value-type="float">
            <text:p>106.3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4616" calcext:value-type="float">
            <text:p>106.2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7664" calcext:value-type="float">
            <text:p>106.2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564" calcext:value-type="float">
            <text:p>106.0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2364" calcext:value-type="float">
            <text:p>105.3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2048" calcext:value-type="float">
            <text:p>106.3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6852" calcext:value-type="float">
            <text:p>106.2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228" calcext:value-type="float">
            <text:p>106.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80128" calcext:value-type="float">
            <text:p>106.1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9168" calcext:value-type="float">
            <text:p>106.1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22216" calcext:value-type="float">
            <text:p>106.1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25264" calcext:value-type="float">
            <text:p>106.1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4408" calcext:value-type="float">
            <text:p>106.1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91736" calcext:value-type="float">
            <text:p>106.0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2592" calcext:value-type="float">
            <text:p>106.0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0776" calcext:value-type="float">
            <text:p>106.0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3824" calcext:value-type="float">
            <text:p>106.0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91152" calcext:value-type="float">
            <text:p>105.9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276" calcext:value-type="float">
            <text:p>105.9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7228" calcext:value-type="float">
            <text:p>105.8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2552" calcext:value-type="float">
            <text:p>105.7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47312" calcext:value-type="float">
            <text:p>105.7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9424" calcext:value-type="float">
            <text:p>105.1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076" calcext:value-type="float">
            <text:p>105.1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6376" calcext:value-type="float">
            <text:p>105.1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8568" calcext:value-type="float">
            <text:p>105.1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798" calcext:value-type="float">
            <text:p>105.0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1136" calcext:value-type="float">
            <text:p>105.1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8464" calcext:value-type="float">
            <text:p>105.0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15792" calcext:value-type="float">
            <text:p>105.0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8836" calcext:value-type="float">
            <text:p>104.9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0552" calcext:value-type="float">
            <text:p>105.0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0552" calcext:value-type="float">
            <text:p>105.0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6648" calcext:value-type="float">
            <text:p>105.0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8736" calcext:value-type="float">
            <text:p>104.9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6816" calcext:value-type="float">
            <text:p>104.8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6816" calcext:value-type="float">
            <text:p>104.8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3288" calcext:value-type="float">
            <text:p>104.7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81096" calcext:value-type="float">
            <text:p>104.7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0616" calcext:value-type="float">
            <text:p>104.7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3664" calcext:value-type="float">
            <text:p>104.7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6336" calcext:value-type="float">
            <text:p>104.7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4248" calcext:value-type="float">
            <text:p>104.8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9008" calcext:value-type="float">
            <text:p>104.8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2536" calcext:value-type="float">
            <text:p>104.8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75" calcext:value-type="float">
            <text:p>104.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78048" calcext:value-type="float">
            <text:p>104.7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1848" calcext:value-type="float">
            <text:p>104.7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3184" calcext:value-type="float">
            <text:p>104.7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71952" calcext:value-type="float">
            <text:p>104.7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35376" calcext:value-type="float">
            <text:p>104.7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8904" calcext:value-type="float">
            <text:p>104.7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976" calcext:value-type="float">
            <text:p>104.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78048" calcext:value-type="float">
            <text:p>104.7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0888" calcext:value-type="float">
            <text:p>104.6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4688" calcext:value-type="float">
            <text:p>104.5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5272" calcext:value-type="float">
            <text:p>104.6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7048" calcext:value-type="float">
            <text:p>104.3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056" calcext:value-type="float">
            <text:p>104.4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1912" calcext:value-type="float">
            <text:p>104.4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7152" calcext:value-type="float">
            <text:p>104.4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8008" calcext:value-type="float">
            <text:p>104.4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6024" calcext:value-type="float">
            <text:p>104.5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5168" calcext:value-type="float">
            <text:p>104.5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784" calcext:value-type="float">
            <text:p>104.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1848" calcext:value-type="float">
            <text:p>104.7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3288" calcext:value-type="float">
            <text:p>104.7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03016" calcext:value-type="float">
            <text:p>104.9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408" calcext:value-type="float">
            <text:p>105.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34664" calcext:value-type="float">
            <text:p>105.1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7124" calcext:value-type="float">
            <text:p>105.1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65144" calcext:value-type="float">
            <text:p>105.1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5624" calcext:value-type="float">
            <text:p>105.1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744" calcext:value-type="float">
            <text:p>105.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11448" calcext:value-type="float">
            <text:p>105.3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21176" calcext:value-type="float">
            <text:p>105.4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0904" calcext:value-type="float">
            <text:p>105.5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8816" calcext:value-type="float">
            <text:p>105.5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512" calcext:value-type="float">
            <text:p>105.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14368" calcext:value-type="float">
            <text:p>105.8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88104" calcext:value-type="float">
            <text:p>105.9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4408" calcext:value-type="float">
            <text:p>106.1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5096" calcext:value-type="float">
            <text:p>106.3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09896" calcext:value-type="float">
            <text:p>106.6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7512" calcext:value-type="float">
            <text:p>107.3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2896" calcext:value-type="float">
            <text:p>107.7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3312" calcext:value-type="float">
            <text:p>108.0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9824" calcext:value-type="float">
            <text:p>108.3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9448" calcext:value-type="float">
            <text:p>108.3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5064" calcext:value-type="float">
            <text:p>108.3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4688" calcext:value-type="float">
            <text:p>108.3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26504" calcext:value-type="float">
            <text:p>108.4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0512" calcext:value-type="float">
            <text:p>108.4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6296" calcext:value-type="float">
            <text:p>108.2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2288" calcext:value-type="float">
            <text:p>108.2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9784" calcext:value-type="float">
            <text:p>107.9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4168" calcext:value-type="float">
            <text:p>108.0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1224" calcext:value-type="float">
            <text:p>108.0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3416" calcext:value-type="float">
            <text:p>108.1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3416" calcext:value-type="float">
            <text:p>108.1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5128" calcext:value-type="float">
            <text:p>108.0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3896" calcext:value-type="float">
            <text:p>108.1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8552" calcext:value-type="float">
            <text:p>108.0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684" calcext:value-type="float">
            <text:p>108.0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684" calcext:value-type="float">
            <text:p>108.0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6464" calcext:value-type="float">
            <text:p>108.1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9032" calcext:value-type="float">
            <text:p>108.0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208" calcext:value-type="float">
            <text:p>108.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684" calcext:value-type="float">
            <text:p>108.0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636" calcext:value-type="float">
            <text:p>108.0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3688" calcext:value-type="float">
            <text:p>107.9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8928" calcext:value-type="float">
            <text:p>108.0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7216" calcext:value-type="float">
            <text:p>108.0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9304" calcext:value-type="float">
            <text:p>107.9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2832" calcext:value-type="float">
            <text:p>108.0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7216" calcext:value-type="float">
            <text:p>108.0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8552" calcext:value-type="float">
            <text:p>108.0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16" calcext:value-type="float">
            <text:p>108.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2456" calcext:value-type="float">
            <text:p>108.0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0264" calcext:value-type="float">
            <text:p>108.0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3312" calcext:value-type="float">
            <text:p>108.0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9408" calcext:value-type="float">
            <text:p>108.0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588" calcext:value-type="float">
            <text:p>108.0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0536" calcext:value-type="float">
            <text:p>107.9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5776" calcext:value-type="float">
            <text:p>107.9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7112" calcext:value-type="float">
            <text:p>107.9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4544" calcext:value-type="float">
            <text:p>107.9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6736" calcext:value-type="float">
            <text:p>107.9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9408" calcext:value-type="float">
            <text:p>108.0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2936" calcext:value-type="float">
            <text:p>108.0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732" calcext:value-type="float">
            <text:p>108.0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7424" calcext:value-type="float">
            <text:p>108.1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8384" calcext:value-type="float">
            <text:p>108.2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4272" calcext:value-type="float">
            <text:p>108.0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5776" calcext:value-type="float">
            <text:p>107.9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4816" calcext:value-type="float">
            <text:p>107.8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41288" calcext:value-type="float">
            <text:p>107.8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44336" calcext:value-type="float">
            <text:p>107.8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0056" calcext:value-type="float">
            <text:p>107.8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2624" calcext:value-type="float">
            <text:p>107.8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5296" calcext:value-type="float">
            <text:p>107.9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1768" calcext:value-type="float">
            <text:p>107.8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8824" calcext:value-type="float">
            <text:p>107.9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1872" calcext:value-type="float">
            <text:p>107.9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7216" calcext:value-type="float">
            <text:p>108.0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208" calcext:value-type="float">
            <text:p>108.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2832" calcext:value-type="float">
            <text:p>108.0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3416" calcext:value-type="float">
            <text:p>108.1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588" calcext:value-type="float">
            <text:p>108.0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0056" calcext:value-type="float">
            <text:p>107.8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6632" calcext:value-type="float">
            <text:p>107.9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016" calcext:value-type="float">
            <text:p>107.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47384" calcext:value-type="float">
            <text:p>107.8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5192" calcext:value-type="float">
            <text:p>107.8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2144" calcext:value-type="float">
            <text:p>107.8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41288" calcext:value-type="float">
            <text:p>107.8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3376" calcext:value-type="float">
            <text:p>107.7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156" calcext:value-type="float">
            <text:p>107.7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4232" calcext:value-type="float">
            <text:p>107.7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9952" calcext:value-type="float">
            <text:p>107.8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0704" calcext:value-type="float">
            <text:p>107.7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8408" calcext:value-type="float">
            <text:p>107.6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9744" calcext:value-type="float">
            <text:p>107.6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8408" calcext:value-type="float">
            <text:p>107.6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8784" calcext:value-type="float">
            <text:p>107.6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5632" calcext:value-type="float">
            <text:p>107.5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3336" calcext:value-type="float">
            <text:p>107.4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3232" calcext:value-type="float">
            <text:p>107.3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7616" calcext:value-type="float">
            <text:p>107.4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4568" calcext:value-type="float">
            <text:p>107.4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4192" calcext:value-type="float">
            <text:p>107.4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6864" calcext:value-type="float">
            <text:p>107.4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9912" calcext:value-type="float">
            <text:p>107.4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344" calcext:value-type="float">
            <text:p>107.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7032" calcext:value-type="float">
            <text:p>107.3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0392" calcext:value-type="float">
            <text:p>107.5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1624" calcext:value-type="float">
            <text:p>107.4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248" calcext:value-type="float">
            <text:p>107.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6384" calcext:value-type="float">
            <text:p>107.4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6384" calcext:value-type="float">
            <text:p>107.4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8472" calcext:value-type="float">
            <text:p>107.4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676" calcext:value-type="float">
            <text:p>107.4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3984" calcext:value-type="float">
            <text:p>107.3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8744" calcext:value-type="float">
            <text:p>107.2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9224" calcext:value-type="float">
            <text:p>107.3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3232" calcext:value-type="float">
            <text:p>107.3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10-13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9912" calcext:value-type="float">
            <text:p>107.4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3376" calcext:value-type="float">
            <text:p>107.7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0224" calcext:value-type="float">
            <text:p>107.7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3168" calcext:value-type="float">
            <text:p>107.6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584" calcext:value-type="float">
            <text:p>107.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3648" calcext:value-type="float">
            <text:p>107.6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8032" calcext:value-type="float">
            <text:p>107.6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06" calcext:value-type="float">
            <text:p>107.6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9264" calcext:value-type="float">
            <text:p>107.6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3168" calcext:value-type="float">
            <text:p>107.6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06" calcext:value-type="float">
            <text:p>107.6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2416" calcext:value-type="float">
            <text:p>107.7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0224" calcext:value-type="float">
            <text:p>107.7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1728" calcext:value-type="float">
            <text:p>107.5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7448" calcext:value-type="float">
            <text:p>107.5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012" calcext:value-type="float">
            <text:p>107.6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2896" calcext:value-type="float">
            <text:p>107.7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7968" calcext:value-type="float">
            <text:p>107.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452" calcext:value-type="float">
            <text:p>108.5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3936" calcext:value-type="float">
            <text:p>108.4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308" calcext:value-type="float">
            <text:p>108.4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2016" calcext:value-type="float">
            <text:p>108.3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8008" calcext:value-type="float">
            <text:p>108.2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2768" calcext:value-type="float">
            <text:p>108.2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48" calcext:value-type="float">
            <text:p>108.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352" calcext:value-type="float">
            <text:p>108.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016" calcext:value-type="float">
            <text:p>107.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1496" calcext:value-type="float">
            <text:p>107.9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0056" calcext:value-type="float">
            <text:p>107.8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8888" calcext:value-type="float">
            <text:p>107.6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8304" calcext:value-type="float">
            <text:p>107.5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3064" calcext:value-type="float">
            <text:p>107.5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1352" calcext:value-type="float">
            <text:p>107.5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6968" calcext:value-type="float">
            <text:p>107.5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152" calcext:value-type="float">
            <text:p>107.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3232" calcext:value-type="float">
            <text:p>107.3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3984" calcext:value-type="float">
            <text:p>107.3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4944" calcext:value-type="float">
            <text:p>107.3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4152" calcext:value-type="float">
            <text:p>107.1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9184" calcext:value-type="float">
            <text:p>107.0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5824" calcext:value-type="float">
            <text:p>106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7432" calcext:value-type="float">
            <text:p>106.7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7224" calcext:value-type="float">
            <text:p>106.5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5784" calcext:value-type="float">
            <text:p>106.4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2092" calcext:value-type="float">
            <text:p>106.4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2048" calcext:value-type="float">
            <text:p>106.3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228" calcext:value-type="float">
            <text:p>106.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184" calcext:value-type="float">
            <text:p>106.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52112" calcext:value-type="float">
            <text:p>106.0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72864" calcext:value-type="float">
            <text:p>105.9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418" calcext:value-type="float">
            <text:p>105.8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16832" calcext:value-type="float">
            <text:p>105.7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94912" calcext:value-type="float">
            <text:p>105.5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6144" calcext:value-type="float">
            <text:p>105.5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2992" calcext:value-type="float">
            <text:p>105.4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3368" calcext:value-type="float">
            <text:p>105.4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18128" calcext:value-type="float">
            <text:p>105.4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7608" calcext:value-type="float">
            <text:p>105.0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9968" calcext:value-type="float">
            <text:p>104.8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1576" calcext:value-type="float">
            <text:p>104.8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6944" calcext:value-type="float">
            <text:p>104.3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0808" calcext:value-type="float">
            <text:p>104.0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7616" calcext:value-type="float">
            <text:p>103.6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668" calcext:value-type="float">
            <text:p>102.9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5576" calcext:value-type="float">
            <text:p>102.5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318" calcext:value-type="float">
            <text:p>102.0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7064" calcext:value-type="float">
            <text:p>101.4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5752" calcext:value-type="float">
            <text:p>100.8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2624" calcext:value-type="float">
            <text:p>100.2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2176" calcext:value-type="float">
            <text:p>98.1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7112" calcext:value-type="float">
            <text:p>96.5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0488" calcext:value-type="float">
            <text:p>93.8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092" calcext:value-type="float">
            <text:p>91.1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0376" calcext:value-type="float">
            <text:p>91.4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8496" calcext:value-type="float">
            <text:p>91.5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0768" calcext:value-type="float">
            <text:p>92.2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9488" calcext:value-type="float">
            <text:p>93.4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2352" calcext:value-type="float">
            <text:p>92.7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2016" calcext:value-type="float">
            <text:p>89.2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4104" calcext:value-type="float">
            <text:p>89.2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2664" calcext:value-type="float">
            <text:p>89.1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7176" calcext:value-type="float">
            <text:p>88.6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3168" calcext:value-type="float">
            <text:p>88.5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6488" calcext:value-type="float">
            <text:p>88.4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5152" calcext:value-type="float">
            <text:p>88.4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0936" calcext:value-type="float">
            <text:p>88.2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432" calcext:value-type="float">
            <text:p>87.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5848" calcext:value-type="float">
            <text:p>87.1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3344" calcext:value-type="float">
            <text:p>86.9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5432" calcext:value-type="float">
            <text:p>86.8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8104" calcext:value-type="float">
            <text:p>86.9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9168" calcext:value-type="float">
            <text:p>87.0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1752" calcext:value-type="float">
            <text:p>87.9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8032" calcext:value-type="float">
            <text:p>88.6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828" calcext:value-type="float">
            <text:p>89.1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9648" calcext:value-type="float">
            <text:p>90.9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3024" calcext:value-type="float">
            <text:p>88.2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1728" calcext:value-type="float">
            <text:p>88.5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4168" calcext:value-type="float">
            <text:p>88.9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0704" calcext:value-type="float">
            <text:p>88.6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4232" calcext:value-type="float">
            <text:p>88.7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156" calcext:value-type="float">
            <text:p>88.6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4752" calcext:value-type="float">
            <text:p>89.0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3936" calcext:value-type="float">
            <text:p>89.4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0152" calcext:value-type="float">
            <text:p>90.3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7208" calcext:value-type="float">
            <text:p>90.4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9232" calcext:value-type="float">
            <text:p>90.6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5536" calcext:value-type="float">
            <text:p>90.7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0128" calcext:value-type="float">
            <text:p>90.9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9" calcext:value-type="float">
            <text:p>91.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2632" calcext:value-type="float">
            <text:p>91.1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1984" calcext:value-type="float">
            <text:p>91.3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3152" calcext:value-type="float">
            <text:p>91.5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1752" calcext:value-type="float">
            <text:p>91.7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6072" calcext:value-type="float">
            <text:p>92.0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868" calcext:value-type="float">
            <text:p>92.3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632" calcext:value-type="float">
            <text:p>92.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8384" calcext:value-type="float">
            <text:p>92.9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5752" calcext:value-type="float">
            <text:p>93.2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3168" calcext:value-type="float">
            <text:p>100.0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2-2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39336" calcext:value-type="float">
            <text:p>105.9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396" calcext:value-type="float">
            <text:p>96.4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88" calcext:value-type="float">
            <text:p>96.5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352" calcext:value-type="float">
            <text:p>96.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9616" calcext:value-type="float">
            <text:p>96.7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448" calcext:value-type="float">
            <text:p>96.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8384" calcext:value-type="float">
            <text:p>96.7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0952" calcext:value-type="float">
            <text:p>96.7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6568" calcext:value-type="float">
            <text:p>96.7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3896" calcext:value-type="float">
            <text:p>96.7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3896" calcext:value-type="float">
            <text:p>96.7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8656" calcext:value-type="float">
            <text:p>96.6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6736" calcext:value-type="float">
            <text:p>96.5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9368" calcext:value-type="float">
            <text:p>96.2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5776" calcext:value-type="float">
            <text:p>96.5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112" calcext:value-type="float">
            <text:p>96.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444" calcext:value-type="float">
            <text:p>96.4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964" calcext:value-type="float">
            <text:p>96.1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0472" calcext:value-type="float">
            <text:p>96.7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2184" calcext:value-type="float">
            <text:p>96.7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352" calcext:value-type="float">
            <text:p>96.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1328" calcext:value-type="float">
            <text:p>96.7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352" calcext:value-type="float">
            <text:p>96.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7048" calcext:value-type="float">
            <text:p>96.7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8008" calcext:value-type="float">
            <text:p>96.8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9824" calcext:value-type="float">
            <text:p>96.8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9344" calcext:value-type="float">
            <text:p>96.8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9552" calcext:value-type="float">
            <text:p>96.9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6128" calcext:value-type="float">
            <text:p>97.0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4896" calcext:value-type="float">
            <text:p>97.0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4896" calcext:value-type="float">
            <text:p>97.0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7088" calcext:value-type="float">
            <text:p>97.0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7944" calcext:value-type="float">
            <text:p>97.0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8048" calcext:value-type="float">
            <text:p>97.1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5104" calcext:value-type="float">
            <text:p>97.2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4016" calcext:value-type="float">
            <text:p>97.6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6456" calcext:value-type="float">
            <text:p>98.1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5056" calcext:value-type="float">
            <text:p>98.3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5912" calcext:value-type="float">
            <text:p>98.3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7248" calcext:value-type="float">
            <text:p>98.3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3448" calcext:value-type="float">
            <text:p>98.4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2216" calcext:value-type="float">
            <text:p>98.5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9648" calcext:value-type="float">
            <text:p>98.5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4408" calcext:value-type="float">
            <text:p>98.5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9648" calcext:value-type="float">
            <text:p>98.5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0504" calcext:value-type="float">
            <text:p>98.5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3552" calcext:value-type="float">
            <text:p>98.5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4408" calcext:value-type="float">
            <text:p>98.5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3928" calcext:value-type="float">
            <text:p>98.4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564" calcext:value-type="float">
            <text:p>98.4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6016" calcext:value-type="float">
            <text:p>98.4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5536" calcext:value-type="float">
            <text:p>98.3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656" calcext:value-type="float">
            <text:p>98.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2136" calcext:value-type="float">
            <text:p>97.8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8416" calcext:value-type="float">
            <text:p>98.5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8896" calcext:value-type="float">
            <text:p>98.6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4512" calcext:value-type="float">
            <text:p>98.5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4992" calcext:value-type="float">
            <text:p>98.6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376" calcext:value-type="float">
            <text:p>98.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7288" calcext:value-type="float">
            <text:p>98.6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3008" calcext:value-type="float">
            <text:p>98.7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6264" calcext:value-type="float">
            <text:p>98.8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8456" calcext:value-type="float">
            <text:p>98.8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9312" calcext:value-type="float">
            <text:p>98.8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4656" calcext:value-type="float">
            <text:p>98.9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7808" calcext:value-type="float">
            <text:p>99.0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3048" calcext:value-type="float">
            <text:p>99.0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524" calcext:value-type="float">
            <text:p>99.0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7432" calcext:value-type="float">
            <text:p>99.0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7056" calcext:value-type="float">
            <text:p>99.1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8768" calcext:value-type="float">
            <text:p>99.1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9832" calcext:value-type="float">
            <text:p>99.2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6408" calcext:value-type="float">
            <text:p>99.2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6512" calcext:value-type="float">
            <text:p>99.3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6616" calcext:value-type="float">
            <text:p>99.4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5008" calcext:value-type="float">
            <text:p>99.5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0352" calcext:value-type="float">
            <text:p>99.5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6176" calcext:value-type="float">
            <text:p>99.7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51896" calcext:value-type="float">
            <text:p>99.7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82" calcext:value-type="float">
            <text:p>99.8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6112" calcext:value-type="float">
            <text:p>99.9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8032" calcext:value-type="float">
            <text:p>100.0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3752" calcext:value-type="float">
            <text:p>100.1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0808" calcext:value-type="float">
            <text:p>100.1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636" calcext:value-type="float">
            <text:p>100.4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9032" calcext:value-type="float">
            <text:p>100.4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448" calcext:value-type="float">
            <text:p>100.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7464" calcext:value-type="float">
            <text:p>100.8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216" calcext:value-type="float">
            <text:p>101.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172" calcext:value-type="float">
            <text:p>101.3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3576" calcext:value-type="float">
            <text:p>101.7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9336" calcext:value-type="float">
            <text:p>102.1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1672" calcext:value-type="float">
            <text:p>102.5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5824" calcext:value-type="float">
            <text:p>102.9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1704" calcext:value-type="float">
            <text:p>104.3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35248" calcext:value-type="float">
            <text:p>105.2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7664" calcext:value-type="float">
            <text:p>106.2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3272" calcext:value-type="float">
            <text:p>107.7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4616" calcext:value-type="float">
            <text:p>110.0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2112" calcext:value-type="float">
            <text:p>113.6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35536" calcext:value-type="float">
            <text:p>113.6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9816" calcext:value-type="float">
            <text:p>113.5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5912" calcext:value-type="float">
            <text:p>113.5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512" calcext:value-type="float">
            <text:p>113.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0928" calcext:value-type="float">
            <text:p>112.5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7144" calcext:value-type="float">
            <text:p>113.5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51944" calcext:value-type="float">
            <text:p>113.8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28" calcext:value-type="float">
            <text:p>113.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136" calcext:value-type="float">
            <text:p>113.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372" calcext:value-type="float">
            <text:p>113.5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9232" calcext:value-type="float">
            <text:p>113.4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272" calcext:value-type="float">
            <text:p>113.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7352" calcext:value-type="float">
            <text:p>113.6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6016" calcext:value-type="float">
            <text:p>113.6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2008" calcext:value-type="float">
            <text:p>113.6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6664" calcext:value-type="float">
            <text:p>113.5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3136" calcext:value-type="float">
            <text:p>113.4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52656" calcext:value-type="float">
            <text:p>113.4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0256" calcext:value-type="float">
            <text:p>113.3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2616" calcext:value-type="float">
            <text:p>113.1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1448" calcext:value-type="float">
            <text:p>112.9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4288" calcext:value-type="float">
            <text:p>112.7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9216" calcext:value-type="float">
            <text:p>112.5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2432" calcext:value-type="float">
            <text:p>112.4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5544" calcext:value-type="float">
            <text:p>112.1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0872" calcext:value-type="float">
            <text:p>111.3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2712" calcext:value-type="float">
            <text:p>110.8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76056" calcext:value-type="float">
            <text:p>110.1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744" calcext:value-type="float">
            <text:p>109.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8968" calcext:value-type="float">
            <text:p>108.3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0536" calcext:value-type="float">
            <text:p>107.9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5152" calcext:value-type="float">
            <text:p>107.5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4464" calcext:value-type="float">
            <text:p>107.3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7032" calcext:value-type="float">
            <text:p>107.3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3064" calcext:value-type="float">
            <text:p>107.5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0016" calcext:value-type="float">
            <text:p>107.5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248" calcext:value-type="float">
            <text:p>107.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0016" calcext:value-type="float">
            <text:p>107.5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392" calcext:value-type="float">
            <text:p>107.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052" calcext:value-type="float">
            <text:p>107.0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6992" calcext:value-type="float">
            <text:p>106.9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1064" calcext:value-type="float">
            <text:p>106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2296" calcext:value-type="float">
            <text:p>106.7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31232" calcext:value-type="float">
            <text:p>106.6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9712" calcext:value-type="float">
            <text:p>106.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5996" calcext:value-type="float">
            <text:p>106.3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7768" calcext:value-type="float">
            <text:p>106.3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7768" calcext:value-type="float">
            <text:p>106.3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9232" calcext:value-type="float">
            <text:p>106.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49064" calcext:value-type="float">
            <text:p>106.0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77792" calcext:value-type="float">
            <text:p>105.7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9088" calcext:value-type="float">
            <text:p>105.4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9808" calcext:value-type="float">
            <text:p>103.6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908" calcext:value-type="float">
            <text:p>103.1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6992" calcext:value-type="float">
            <text:p>103.1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924" calcext:value-type="float">
            <text:p>104.4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17416" calcext:value-type="float">
            <text:p>105.8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07816" calcext:value-type="float">
            <text:p>105.2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3664" calcext:value-type="float">
            <text:p>104.7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3616" calcext:value-type="float">
            <text:p>102.0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6792" calcext:value-type="float">
            <text:p>101.5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1928" calcext:value-type="float">
            <text:p>101.5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9736" calcext:value-type="float">
            <text:p>101.5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5832" calcext:value-type="float">
            <text:p>101.5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2992" calcext:value-type="float">
            <text:p>101.6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2616" calcext:value-type="float">
            <text:p>101.7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8544" calcext:value-type="float">
            <text:p>101.8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7104" calcext:value-type="float">
            <text:p>101.7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8336" calcext:value-type="float">
            <text:p>101.7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0696" calcext:value-type="float">
            <text:p>101.5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8504" calcext:value-type="float">
            <text:p>101.5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7488" calcext:value-type="float">
            <text:p>100.2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5688" calcext:value-type="float">
            <text:p>97.3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7712" calcext:value-type="float">
            <text:p>97.5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9048" calcext:value-type="float">
            <text:p>97.5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644" calcext:value-type="float">
            <text:p>97.2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0072" calcext:value-type="float">
            <text:p>97.3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3848" calcext:value-type="float">
            <text:p>97.8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1592" calcext:value-type="float">
            <text:p>98.0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6456" calcext:value-type="float">
            <text:p>98.1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5976" calcext:value-type="float">
            <text:p>98.1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0256" calcext:value-type="float">
            <text:p>98.0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0736" calcext:value-type="float">
            <text:p>98.0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0672" calcext:value-type="float">
            <text:p>98.3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3824" calcext:value-type="float">
            <text:p>98.4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66" calcext:value-type="float">
            <text:p>98.5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2592" calcext:value-type="float">
            <text:p>98.4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7976" calcext:value-type="float">
            <text:p>98.8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3152" calcext:value-type="float">
            <text:p>99.1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8328" calcext:value-type="float">
            <text:p>99.3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6952" calcext:value-type="float">
            <text:p>99.0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0088" calcext:value-type="float">
            <text:p>98.2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412" calcext:value-type="float">
            <text:p>97.7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6664" calcext:value-type="float">
            <text:p>98.2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4576" calcext:value-type="float">
            <text:p>98.3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6392" calcext:value-type="float">
            <text:p>98.3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184" calcext:value-type="float">
            <text:p>98.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1568" calcext:value-type="float">
            <text:p>98.6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6056" calcext:value-type="float">
            <text:p>98.7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7872" calcext:value-type="float">
            <text:p>98.7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3216" calcext:value-type="float">
            <text:p>98.8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9728" calcext:value-type="float">
            <text:p>99.1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8912" calcext:value-type="float">
            <text:p>99.4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9744" calcext:value-type="float">
            <text:p>100.0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0744" calcext:value-type="float">
            <text:p>100.4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6592" calcext:value-type="float">
            <text:p>99.9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4816" calcext:value-type="float">
            <text:p>100.2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8176" calcext:value-type="float">
            <text:p>100.4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6672" calcext:value-type="float">
            <text:p>100.6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2496" calcext:value-type="float">
            <text:p>100.7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8008" calcext:value-type="float">
            <text:p>100.6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6944" calcext:value-type="float">
            <text:p>100.5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252" calcext:value-type="float">
            <text:p>100.1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4064" calcext:value-type="float">
            <text:p>100.3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6024" calcext:value-type="float">
            <text:p>100.7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4648" calcext:value-type="float">
            <text:p>100.4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668" calcext:value-type="float">
            <text:p>99.1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9752" calcext:value-type="float">
            <text:p>98.5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0504" calcext:value-type="float">
            <text:p>98.5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9648" calcext:value-type="float">
            <text:p>98.5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4992" calcext:value-type="float">
            <text:p>98.6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5472" calcext:value-type="float">
            <text:p>98.6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568" calcext:value-type="float">
            <text:p>98.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6536" calcext:value-type="float">
            <text:p>98.7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3008" calcext:value-type="float">
            <text:p>98.7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5576" calcext:value-type="float">
            <text:p>98.7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852" calcext:value-type="float">
            <text:p>98.6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9648" calcext:value-type="float">
            <text:p>98.5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1152" calcext:value-type="float">
            <text:p>98.3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756" calcext:value-type="float">
            <text:p>98.5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5952" calcext:value-type="float">
            <text:p>98.6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568" calcext:value-type="float">
            <text:p>98.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3696" calcext:value-type="float">
            <text:p>98.9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0376" calcext:value-type="float">
            <text:p>99.0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3152" calcext:value-type="float">
            <text:p>99.1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6952" calcext:value-type="float">
            <text:p>99.0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0648" calcext:value-type="float">
            <text:p>98.9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3904" calcext:value-type="float">
            <text:p>99.0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3072" calcext:value-type="float">
            <text:p>98.4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5032" calcext:value-type="float">
            <text:p>98.9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048" calcext:value-type="float">
            <text:p>99.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904" calcext:value-type="float">
            <text:p>98.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2944" calcext:value-type="float">
            <text:p>98.9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4112" calcext:value-type="float">
            <text:p>99.1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716" calcext:value-type="float">
            <text:p>99.1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8016" calcext:value-type="float">
            <text:p>99.1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8872" calcext:value-type="float">
            <text:p>99.1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9352" calcext:value-type="float">
            <text:p>99.2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4488" calcext:value-type="float">
            <text:p>99.1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4488" calcext:value-type="float">
            <text:p>99.1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5552" calcext:value-type="float">
            <text:p>99.2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956" calcext:value-type="float">
            <text:p>99.3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6512" calcext:value-type="float">
            <text:p>99.3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3944" calcext:value-type="float">
            <text:p>99.3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8808" calcext:value-type="float">
            <text:p>99.4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2336" calcext:value-type="float">
            <text:p>99.4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4904" calcext:value-type="float">
            <text:p>99.4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6968" calcext:value-type="float">
            <text:p>99.9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2144" calcext:value-type="float">
            <text:p>100.2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8136" calcext:value-type="float">
            <text:p>100.1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012" calcext:value-type="float">
            <text:p>100.0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5464" calcext:value-type="float">
            <text:p>100.1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9032" calcext:value-type="float">
            <text:p>100.4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6464" calcext:value-type="float">
            <text:p>100.4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7696" calcext:value-type="float">
            <text:p>100.4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8552" calcext:value-type="float">
            <text:p>100.4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2456" calcext:value-type="float">
            <text:p>100.4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5128" calcext:value-type="float">
            <text:p>100.4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4272" calcext:value-type="float">
            <text:p>100.4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0368" calcext:value-type="float">
            <text:p>100.4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2184" calcext:value-type="float">
            <text:p>100.5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6464" calcext:value-type="float">
            <text:p>100.4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0368" calcext:value-type="float">
            <text:p>100.4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732" calcext:value-type="float">
            <text:p>100.4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256" calcext:value-type="float">
            <text:p>100.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5232" calcext:value-type="float">
            <text:p>100.5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6424" calcext:value-type="float">
            <text:p>100.1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056" calcext:value-type="float">
            <text:p>99.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1" calcext:value-type="float">
            <text:p>99.4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8768" calcext:value-type="float">
            <text:p>99.1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9648" calcext:value-type="float">
            <text:p>98.5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6248" calcext:value-type="float">
            <text:p>97.9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1216" calcext:value-type="float">
            <text:p>98.1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3616" calcext:value-type="float">
            <text:p>98.2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4032" calcext:value-type="float">
            <text:p>98.5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8768" calcext:value-type="float">
            <text:p>99.1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196" calcext:value-type="float">
            <text:p>99.5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7952" calcext:value-type="float">
            <text:p>99.4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3568" calcext:value-type="float">
            <text:p>99.4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6136" calcext:value-type="float">
            <text:p>99.3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1" calcext:value-type="float">
            <text:p>99.4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3944" calcext:value-type="float">
            <text:p>99.3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3944" calcext:value-type="float">
            <text:p>99.3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5176" calcext:value-type="float">
            <text:p>99.3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8224" calcext:value-type="float">
            <text:p>99.3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0416" calcext:value-type="float">
            <text:p>99.3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6408" calcext:value-type="float">
            <text:p>99.2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6304" calcext:value-type="float">
            <text:p>99.2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7056" calcext:value-type="float">
            <text:p>99.1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6952" calcext:value-type="float">
            <text:p>99.0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1504" calcext:value-type="float">
            <text:p>98.9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7328" calcext:value-type="float">
            <text:p>99.0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9728" calcext:value-type="float">
            <text:p>99.1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38" calcext:value-type="float">
            <text:p>98.9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7952" calcext:value-type="float">
            <text:p>99.4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4048" calcext:value-type="float">
            <text:p>99.4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2336" calcext:value-type="float">
            <text:p>99.4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624" calcext:value-type="float">
            <text:p>99.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0896" calcext:value-type="float">
            <text:p>99.3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9184" calcext:value-type="float">
            <text:p>99.3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1272" calcext:value-type="float">
            <text:p>99.3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2984" calcext:value-type="float">
            <text:p>99.3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5448" calcext:value-type="float">
            <text:p>99.2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3632" calcext:value-type="float">
            <text:p>99.1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3528" calcext:value-type="float">
            <text:p>99.0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3904" calcext:value-type="float">
            <text:p>99.0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8664" calcext:value-type="float">
            <text:p>99.0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904" calcext:value-type="float">
            <text:p>98.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2464" calcext:value-type="float">
            <text:p>98.9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2672" calcext:value-type="float">
            <text:p>99.1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9728" calcext:value-type="float">
            <text:p>99.1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9728" calcext:value-type="float">
            <text:p>99.1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0312" calcext:value-type="float">
            <text:p>99.2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0688" calcext:value-type="float">
            <text:p>99.2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1544" calcext:value-type="float">
            <text:p>99.2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0688" calcext:value-type="float">
            <text:p>99.2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3944" calcext:value-type="float">
            <text:p>99.3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6616" calcext:value-type="float">
            <text:p>99.4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4424" calcext:value-type="float">
            <text:p>99.4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9664" calcext:value-type="float">
            <text:p>99.4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0416" calcext:value-type="float">
            <text:p>99.3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6824" calcext:value-type="float">
            <text:p>99.5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5864" calcext:value-type="float">
            <text:p>99.4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5008" calcext:value-type="float">
            <text:p>99.5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1104" calcext:value-type="float">
            <text:p>99.5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388" calcext:value-type="float">
            <text:p>99.6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072" calcext:value-type="float">
            <text:p>99.6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388" calcext:value-type="float">
            <text:p>99.6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2544" calcext:value-type="float">
            <text:p>99.6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2064" calcext:value-type="float">
            <text:p>99.5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1584" calcext:value-type="float">
            <text:p>99.5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1104" calcext:value-type="float">
            <text:p>99.5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4152" calcext:value-type="float">
            <text:p>99.5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5904" calcext:value-type="float">
            <text:p>99.8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3608" calcext:value-type="float">
            <text:p>99.7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6656" calcext:value-type="float">
            <text:p>99.7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8096" calcext:value-type="float">
            <text:p>99.8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7824" calcext:value-type="float">
            <text:p>99.9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724" calcext:value-type="float">
            <text:p>99.8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3232" calcext:value-type="float">
            <text:p>99.7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8472" calcext:value-type="float">
            <text:p>99.7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772" calcext:value-type="float">
            <text:p>99.8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868" calcext:value-type="float">
            <text:p>99.9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8096" calcext:value-type="float">
            <text:p>99.8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5904" calcext:value-type="float">
            <text:p>99.8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5048" calcext:value-type="float">
            <text:p>99.8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2856" calcext:value-type="float">
            <text:p>99.8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5048" calcext:value-type="float">
            <text:p>99.8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296" calcext:value-type="float">
            <text:p>99.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9432" calcext:value-type="float">
            <text:p>99.8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6656" calcext:value-type="float">
            <text:p>99.7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532" calcext:value-type="float">
            <text:p>99.7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2816" calcext:value-type="float">
            <text:p>99.4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8056" calcext:value-type="float">
            <text:p>99.5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8704" calcext:value-type="float">
            <text:p>99.3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3904" calcext:value-type="float">
            <text:p>99.0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4048" calcext:value-type="float">
            <text:p>99.4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936" calcext:value-type="float">
            <text:p>99.6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9288" calcext:value-type="float">
            <text:p>99.4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5864" calcext:value-type="float">
            <text:p>99.4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1688" calcext:value-type="float">
            <text:p>99.6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5656" calcext:value-type="float">
            <text:p>99.3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6864" calcext:value-type="float">
            <text:p>99.8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8408" calcext:value-type="float">
            <text:p>100.0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2624" calcext:value-type="float">
            <text:p>100.2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2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6712" calcext:value-type="float">
            <text:p>100.9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8864" calcext:value-type="float">
            <text:p>100.6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8144" calcext:value-type="float">
            <text:p>98.6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5072" calcext:value-type="float">
            <text:p>99.2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7264" calcext:value-type="float">
            <text:p>103.0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4424" calcext:value-type="float">
            <text:p>103.2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7056" calcext:value-type="float">
            <text:p>102.9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2088" calcext:value-type="float">
            <text:p>102.8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8344" calcext:value-type="float">
            <text:p>104.0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492" calcext:value-type="float">
            <text:p>104.1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252" calcext:value-type="float">
            <text:p>103.9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4904" calcext:value-type="float">
            <text:p>103.2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9152" calcext:value-type="float">
            <text:p>101.4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4184" calcext:value-type="float">
            <text:p>105.1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1136" calcext:value-type="float">
            <text:p>105.1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3496" calcext:value-type="float">
            <text:p>104.9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5104" calcext:value-type="float">
            <text:p>104.8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976" calcext:value-type="float">
            <text:p>104.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2704" calcext:value-type="float">
            <text:p>104.6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84144" calcext:value-type="float">
            <text:p>104.7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4624" calcext:value-type="float">
            <text:p>104.8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0344" calcext:value-type="float">
            <text:p>104.8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26" calcext:value-type="float">
            <text:p>104.6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6024" calcext:value-type="float">
            <text:p>104.5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212" calcext:value-type="float">
            <text:p>104.5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4688" calcext:value-type="float">
            <text:p>104.5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5816" calcext:value-type="float">
            <text:p>104.4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8864" calcext:value-type="float">
            <text:p>104.4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3728" calcext:value-type="float">
            <text:p>104.5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78" calcext:value-type="float">
            <text:p>104.3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6088" calcext:value-type="float">
            <text:p>104.3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1224" calcext:value-type="float">
            <text:p>104.2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1224" calcext:value-type="float">
            <text:p>104.2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4168" calcext:value-type="float">
            <text:p>104.2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8448" calcext:value-type="float">
            <text:p>104.1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4544" calcext:value-type="float">
            <text:p>104.1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3312" calcext:value-type="float">
            <text:p>104.2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9784" calcext:value-type="float">
            <text:p>104.1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396" calcext:value-type="float">
            <text:p>104.0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9096" calcext:value-type="float">
            <text:p>104.0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7008" calcext:value-type="float">
            <text:p>104.0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7112" calcext:value-type="float">
            <text:p>104.1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9784" calcext:value-type="float">
            <text:p>104.1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3312" calcext:value-type="float">
            <text:p>104.2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444" calcext:value-type="float">
            <text:p>104.1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2144" calcext:value-type="float">
            <text:p>104.0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344" calcext:value-type="float">
            <text:p>103.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6152" calcext:value-type="float">
            <text:p>104.0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3816" calcext:value-type="float">
            <text:p>103.6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724" calcext:value-type="float">
            <text:p>103.6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3232" calcext:value-type="float">
            <text:p>103.5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8952" calcext:value-type="float">
            <text:p>103.6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5904" calcext:value-type="float">
            <text:p>103.6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6384" calcext:value-type="float">
            <text:p>103.6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1416" calcext:value-type="float">
            <text:p>103.5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9976" calcext:value-type="float">
            <text:p>103.4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7776" calcext:value-type="float">
            <text:p>104.8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084" calcext:value-type="float">
            <text:p>105.7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316" calcext:value-type="float">
            <text:p>105.2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4088" calcext:value-type="float">
            <text:p>103.5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7808" calcext:value-type="float">
            <text:p>102.8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4412" calcext:value-type="float">
            <text:p>101.5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4968" calcext:value-type="float">
            <text:p>102.9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9664" calcext:value-type="float">
            <text:p>103.2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924" calcext:value-type="float">
            <text:p>104.4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3888" calcext:value-type="float">
            <text:p>105.7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37328" calcext:value-type="float">
            <text:p>106.6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1408" calcext:value-type="float">
            <text:p>104.9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2136" calcext:value-type="float">
            <text:p>105.4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7944" calcext:value-type="float">
            <text:p>104.7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1144" calcext:value-type="float">
            <text:p>103.6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6944" calcext:value-type="float">
            <text:p>100.5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4232" calcext:value-type="float">
            <text:p>100.1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0424" calcext:value-type="float">
            <text:p>101.6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3048" calcext:value-type="float">
            <text:p>102.8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632" calcext:value-type="float">
            <text:p>102.2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9824" calcext:value-type="float">
            <text:p>100.6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0248" calcext:value-type="float">
            <text:p>84.2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6264" calcext:value-type="float">
            <text:p>83.6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1384" calcext:value-type="float">
            <text:p>82.7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10-07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5056" calcext:value-type="float">
            <text:p>83.1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2408" calcext:value-type="float">
            <text:p>82.5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4496" calcext:value-type="float">
            <text:p>82.4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4224" calcext:value-type="float">
            <text:p>82.5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4504" calcext:value-type="float">
            <text:p>88.6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7424" calcext:value-type="float">
            <text:p>89.1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9032" calcext:value-type="float">
            <text:p>92.8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2208" calcext:value-type="float">
            <text:p>96.1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5744" calcext:value-type="float">
            <text:p>98.5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632" calcext:value-type="float">
            <text:p>102.2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2488" calcext:value-type="float">
            <text:p>102.2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2632" calcext:value-type="float">
            <text:p>102.5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5392" calcext:value-type="float">
            <text:p>101.8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7144" calcext:value-type="float">
            <text:p>102.1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2704" calcext:value-type="float">
            <text:p>100.8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6632" calcext:value-type="float">
            <text:p>100.3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112" calcext:value-type="float">
            <text:p>100.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1792" calcext:value-type="float">
            <text:p>99.6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6464" calcext:value-type="float">
            <text:p>100.4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0032" calcext:value-type="float">
            <text:p>104.6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8592" calcext:value-type="float">
            <text:p>104.5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7144" calcext:value-type="float">
            <text:p>102.1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5144" calcext:value-type="float">
            <text:p>101.3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7744" calcext:value-type="float">
            <text:p>99.2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9824" calcext:value-type="float">
            <text:p>89.2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2792" calcext:value-type="float">
            <text:p>88.6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732" calcext:value-type="float">
            <text:p>89.0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3344" calcext:value-type="float">
            <text:p>90.7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3256" calcext:value-type="float">
            <text:p>91.5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0104" calcext:value-type="float">
            <text:p>87.7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8144" calcext:value-type="float">
            <text:p>91.0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0832" calcext:value-type="float">
            <text:p>95.8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4088" calcext:value-type="float">
            <text:p>95.9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4192" calcext:value-type="float">
            <text:p>96.0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3192" calcext:value-type="float">
            <text:p>95.6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2168" calcext:value-type="float">
            <text:p>95.8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2336" calcext:value-type="float">
            <text:p>95.6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8936" calcext:value-type="float">
            <text:p>95.1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8944" calcext:value-type="float">
            <text:p>93.6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6824" calcext:value-type="float">
            <text:p>88.1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2576" calcext:value-type="float">
            <text:p>93.7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0312" calcext:value-type="float">
            <text:p>91.6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8224" calcext:value-type="float">
            <text:p>87.8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8424" calcext:value-type="float">
            <text:p>93.3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292" calcext:value-type="float">
            <text:p>95.7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10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6496" calcext:value-type="float">
            <text:p>90.8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3824" calcext:value-type="float">
            <text:p>90.7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708" calcext:value-type="float">
            <text:p>90.9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9336" calcext:value-type="float">
            <text:p>94.5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9448" calcext:value-type="float">
            <text:p>96.9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1304" calcext:value-type="float">
            <text:p>97.3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4832" calcext:value-type="float">
            <text:p>97.3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74" calcext:value-type="float">
            <text:p>97.3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704" calcext:value-type="float">
            <text:p>97.4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3432" calcext:value-type="float">
            <text:p>97.5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7232" calcext:value-type="float">
            <text:p>97.4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3808" calcext:value-type="float">
            <text:p>97.5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5104" calcext:value-type="float">
            <text:p>97.2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9112" calcext:value-type="float">
            <text:p>97.2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0888" calcext:value-type="float">
            <text:p>97.0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8048" calcext:value-type="float">
            <text:p>97.1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9392" calcext:value-type="float">
            <text:p>95.7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1648" calcext:value-type="float">
            <text:p>95.4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192" calcext:value-type="float">
            <text:p>91.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3336" calcext:value-type="float">
            <text:p>88.4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3712" calcext:value-type="float">
            <text:p>92.1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152" calcext:value-type="float">
            <text:p>95.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052" calcext:value-type="float">
            <text:p>95.6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1336" calcext:value-type="float">
            <text:p>95.2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1208" calcext:value-type="float">
            <text:p>95.7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1376" calcext:value-type="float">
            <text:p>95.5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5848" calcext:value-type="float">
            <text:p>94.7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5736" calcext:value-type="float">
            <text:p>96.1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6008" calcext:value-type="float">
            <text:p>96.0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2104" calcext:value-type="float">
            <text:p>96.0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2712" calcext:value-type="float">
            <text:p>95.6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3968" calcext:value-type="float">
            <text:p>94.9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2336" calcext:value-type="float">
            <text:p>95.6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3256" calcext:value-type="float">
            <text:p>95.3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86" calcext:value-type="float">
            <text:p>95.4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4904" calcext:value-type="float">
            <text:p>95.6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4696" calcext:value-type="float">
            <text:p>95.4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8744" calcext:value-type="float">
            <text:p>95.8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86" calcext:value-type="float">
            <text:p>95.4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2712" calcext:value-type="float">
            <text:p>95.6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7096" calcext:value-type="float">
            <text:p>95.6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2232" calcext:value-type="float">
            <text:p>95.5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12-1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72" calcext:value-type="float">
            <text:p>96.0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8848" calcext:value-type="float">
            <text:p>95.9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0832" calcext:value-type="float">
            <text:p>95.8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0376" calcext:value-type="float">
            <text:p>95.2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0664" calcext:value-type="float">
            <text:p>95.9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4088" calcext:value-type="float">
            <text:p>95.9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3944" calcext:value-type="float">
            <text:p>95.5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1168" calcext:value-type="float">
            <text:p>95.4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2168" calcext:value-type="float">
            <text:p>95.8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2632" calcext:value-type="float">
            <text:p>94.9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808" calcext:value-type="float">
            <text:p>95.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2032" calcext:value-type="float">
            <text:p>93.9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9448" calcext:value-type="float">
            <text:p>96.9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2224" calcext:value-type="float">
            <text:p>97.0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0368" calcext:value-type="float">
            <text:p>96.6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5936" calcext:value-type="float">
            <text:p>97.7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8576" calcext:value-type="float">
            <text:p>99.8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4664" calcext:value-type="float">
            <text:p>101.3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2176" calcext:value-type="float">
            <text:p>101.9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652" calcext:value-type="float">
            <text:p>101.6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0656" calcext:value-type="float">
            <text:p>101.2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1368" calcext:value-type="float">
            <text:p>100.8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6856" calcext:value-type="float">
            <text:p>101.3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172" calcext:value-type="float">
            <text:p>101.3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6336" calcext:value-type="float">
            <text:p>100.9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1056" calcext:value-type="float">
            <text:p>100.6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1" calcext:value-type="float">
            <text:p>99.4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996" calcext:value-type="float">
            <text:p>98.7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6824" calcext:value-type="float">
            <text:p>99.5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7824" calcext:value-type="float">
            <text:p>99.9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0792" calcext:value-type="float">
            <text:p>99.3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6368" calcext:value-type="float">
            <text:p>98.9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86" calcext:value-type="float">
            <text:p>99.2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9936" calcext:value-type="float">
            <text:p>99.3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0648" calcext:value-type="float">
            <text:p>98.9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5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8208" calcext:value-type="float">
            <text:p>98.4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4104" calcext:value-type="float">
            <text:p>96.8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0048" calcext:value-type="float">
            <text:p>94.1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5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5392" calcext:value-type="float">
            <text:p>98.0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5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3048" calcext:value-type="float">
            <text:p>95.2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5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688" calcext:value-type="float">
            <text:p>96.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7248" calcext:value-type="float">
            <text:p>98.3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4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1904" calcext:value-type="float">
            <text:p>98.2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036" calcext:value-type="float">
            <text:p>98.1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9568" calcext:value-type="float">
            <text:p>97.8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4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3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9456" calcext:value-type="float">
            <text:p>95.4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9648" calcext:value-type="float">
            <text:p>98.5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3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6944" calcext:value-type="float">
            <text:p>96.7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3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3032" calcext:value-type="float">
            <text:p>98.1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9568" calcext:value-type="float">
            <text:p>97.8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2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3272" calcext:value-type="float">
            <text:p>96.2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1656" calcext:value-type="float">
            <text:p>97.8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2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2056" calcext:value-type="float">
            <text:p>97.2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6032" calcext:value-type="float">
            <text:p>95.5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1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4968" calcext:value-type="float">
            <text:p>95.3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7568" calcext:value-type="float">
            <text:p>97.1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1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0712" calcext:value-type="float">
            <text:p>94.8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6392" calcext:value-type="float">
            <text:p>94.5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12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8144" calcext:value-type="float">
            <text:p>94.8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7104" calcext:value-type="float">
            <text:p>94.1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12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5744" calcext:value-type="float">
            <text:p>94.7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8936" calcext:value-type="float">
            <text:p>95.1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1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3256" calcext:value-type="float">
            <text:p>95.3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5136" calcext:value-type="float">
            <text:p>95.1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11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4736" calcext:value-type="float">
            <text:p>95.8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8456" calcext:value-type="float">
            <text:p>95.0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11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3544" calcext:value-type="float">
            <text:p>96.1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11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228" calcext:value-type="float">
            <text:p>98.2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1424" calcext:value-type="float">
            <text:p>98.2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10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4776" calcext:value-type="float">
            <text:p>96.1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10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10-1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148" calcext:value-type="float">
            <text:p>95.6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44" calcext:value-type="float">
            <text:p>96.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9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1232" calcext:value-type="float">
            <text:p>99.0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4968" calcext:value-type="float">
            <text:p>99.1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4136" calcext:value-type="float">
            <text:p>98.6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3712" calcext:value-type="float">
            <text:p>95.9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1848" calcext:value-type="float">
            <text:p>97.0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7856" calcext:value-type="float">
            <text:p>94.0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8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6856" calcext:value-type="float">
            <text:p>97.5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8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8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0776" calcext:value-type="float">
            <text:p>98.4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5056" calcext:value-type="float">
            <text:p>98.3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8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5592" calcext:value-type="float">
            <text:p>99.6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7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6656" calcext:value-type="float">
            <text:p>99.7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7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4776" calcext:value-type="float">
            <text:p>99.9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7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3608" calcext:value-type="float">
            <text:p>99.7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7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4448" calcext:value-type="float">
            <text:p>98.8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352" calcext:value-type="float">
            <text:p>96.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3656" calcext:value-type="float">
            <text:p>98.5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6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3744" calcext:value-type="float">
            <text:p>97.7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6592" calcext:value-type="float">
            <text:p>96.1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2056" calcext:value-type="float">
            <text:p>97.2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5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292" calcext:value-type="float">
            <text:p>95.7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8056" calcext:value-type="float">
            <text:p>95.6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5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72" calcext:value-type="float">
            <text:p>96.0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5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7192" calcext:value-type="float">
            <text:p>97.1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5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5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8832" calcext:value-type="float">
            <text:p>95.0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1144" calcext:value-type="float">
            <text:p>96.0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4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9208" calcext:value-type="float">
            <text:p>95.0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78" calcext:value-type="float">
            <text:p>92.8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9144" calcext:value-type="float">
            <text:p>91.4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996" calcext:value-type="float">
            <text:p>91.1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3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656" calcext:value-type="float">
            <text:p>91.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192" calcext:value-type="float">
            <text:p>87.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3232" calcext:value-type="float">
            <text:p>88.3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2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5088" calcext:value-type="float">
            <text:p>88.7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5632" calcext:value-type="float">
            <text:p>88.4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1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4904" calcext:value-type="float">
            <text:p>88.0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1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7472" calcext:value-type="float">
            <text:p>87.9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0736" calcext:value-type="float">
            <text:p>90.4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1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7-0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9768" calcext:value-type="float">
            <text:p>91.8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12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3208" calcext:value-type="float">
            <text:p>92.7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11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1392" calcext:value-type="float">
            <text:p>92.6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11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4288" calcext:value-type="float">
            <text:p>93.7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1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6464" calcext:value-type="float">
            <text:p>92.8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11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6072" calcext:value-type="float">
            <text:p>92.0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1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156" calcext:value-type="float">
            <text:p>92.4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5776" calcext:value-type="float">
            <text:p>92.6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10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8984" calcext:value-type="float">
            <text:p>93.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7648" calcext:value-type="float">
            <text:p>93.9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6176" calcext:value-type="float">
            <text:p>92.0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10-1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5544" calcext:value-type="float">
            <text:p>93.1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0488" calcext:value-type="float">
            <text:p>93.8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2728" calcext:value-type="float">
            <text:p>92.6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10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9952" calcext:value-type="float">
            <text:p>92.5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9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8416" calcext:value-type="float">
            <text:p>90.9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3896" calcext:value-type="float">
            <text:p>92.8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3664" calcext:value-type="float">
            <text:p>93.3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9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6808" calcext:value-type="float">
            <text:p>91.0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9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3632" calcext:value-type="float">
            <text:p>91.5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9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276" calcext:value-type="float">
            <text:p>90.6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5136" calcext:value-type="float">
            <text:p>95.1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788" calcext:value-type="float">
            <text:p>93.5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7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3096" calcext:value-type="float">
            <text:p>94.1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4032" calcext:value-type="float">
            <text:p>94.7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7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6808" calcext:value-type="float">
            <text:p>94.8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7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46" calcext:value-type="float">
            <text:p>93.9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7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3464" calcext:value-type="float">
            <text:p>91.7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6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6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0288" calcext:value-type="float">
            <text:p>88.4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6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3032" calcext:value-type="float">
            <text:p>86.7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5136" calcext:value-type="float">
            <text:p>91.3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5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8196" calcext:value-type="float">
            <text:p>91.8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5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9352" calcext:value-type="float">
            <text:p>91.5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9888" calcext:value-type="float">
            <text:p>89.0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1728" calcext:value-type="float">
            <text:p>88.5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4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4936" calcext:value-type="float">
            <text:p>89.7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196" calcext:value-type="float">
            <text:p>88.0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3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7344" calcext:value-type="float">
            <text:p>88.4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3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8504" calcext:value-type="float">
            <text:p>86.3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528" calcext:value-type="float">
            <text:p>84.9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2784" calcext:value-type="float">
            <text:p>82.4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9808" calcext:value-type="float">
            <text:p>84.5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82" calcext:value-type="float">
            <text:p>84.6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5288" calcext:value-type="float">
            <text:p>90.3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716" calcext:value-type="float">
            <text:p>95.3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86" calcext:value-type="float">
            <text:p>95.4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9456" calcext:value-type="float">
            <text:p>95.4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9856" calcext:value-type="float">
            <text:p>94.8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464" calcext:value-type="float">
            <text:p>94.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1464" calcext:value-type="float">
            <text:p>94.7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6848" calcext:value-type="float">
            <text:p>95.1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524" calcext:value-type="float">
            <text:p>95.2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688" calcext:value-type="float">
            <text:p>96.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3336" calcext:value-type="float">
            <text:p>96.0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1664" calcext:value-type="float">
            <text:p>96.3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3904" calcext:value-type="float">
            <text:p>95.2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8552" calcext:value-type="float">
            <text:p>96.6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26" calcext:value-type="float">
            <text:p>97.0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2336" calcext:value-type="float">
            <text:p>88.0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9928" calcext:value-type="float">
            <text:p>89.3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5512" calcext:value-type="float">
            <text:p>87.5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2168" calcext:value-type="float">
            <text:p>88.2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9488" calcext:value-type="float">
            <text:p>93.4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8752" calcext:value-type="float">
            <text:p>94.4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3704" calcext:value-type="float">
            <text:p>93.6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8552" calcext:value-type="float">
            <text:p>92.8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1064" calcext:value-type="float">
            <text:p>91.5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8888" calcext:value-type="float">
            <text:p>92.4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3736" calcext:value-type="float">
            <text:p>91.6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3" calcext:value-type="float">
            <text:p>92.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6816" calcext:value-type="float">
            <text:p>93.3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7216" calcext:value-type="float">
            <text:p>92.7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3672" calcext:value-type="float">
            <text:p>91.8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2336" calcext:value-type="float">
            <text:p>88.0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9824" calcext:value-type="float">
            <text:p>89.2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2432" calcext:value-type="float">
            <text:p>93.3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1296" calcext:value-type="float">
            <text:p>94.9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3" calcext:value-type="float">
            <text:p>92.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3168" calcext:value-type="float">
            <text:p>92.4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4776" calcext:value-type="float">
            <text:p>92.3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2568" calcext:value-type="float">
            <text:p>91.4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7016" calcext:value-type="float">
            <text:p>94.9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2896" calcext:value-type="float">
            <text:p>100.1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4336" calcext:value-type="float">
            <text:p>100.2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7648" calcext:value-type="float">
            <text:p>97.7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6208" calcext:value-type="float">
            <text:p>97.6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5976" calcext:value-type="float">
            <text:p>94.2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4608" calcext:value-type="float">
            <text:p>92.4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504" calcext:value-type="float">
            <text:p>93.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608" calcext:value-type="float">
            <text:p>94.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5072" calcext:value-type="float">
            <text:p>95.4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9456" calcext:value-type="float">
            <text:p>95.4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3336" calcext:value-type="float">
            <text:p>96.0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4104" calcext:value-type="float">
            <text:p>96.8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7616" calcext:value-type="float">
            <text:p>95.9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9624" calcext:value-type="float">
            <text:p>95.2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6176" calcext:value-type="float">
            <text:p>95.8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1728" calcext:value-type="float">
            <text:p>96.1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4104" calcext:value-type="float">
            <text:p>96.8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0592" calcext:value-type="float">
            <text:p>97.7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9288" calcext:value-type="float">
            <text:p>99.4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0624" calcext:value-type="float">
            <text:p>99.4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9656" calcext:value-type="float">
            <text:p>97.0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2464" calcext:value-type="float">
            <text:p>95.1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1224" calcext:value-type="float">
            <text:p>100.4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7416" calcext:value-type="float">
            <text:p>98.1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2432" calcext:value-type="float">
            <text:p>97.1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3368" calcext:value-type="float">
            <text:p>97.8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5776" calcext:value-type="float">
            <text:p>100.3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0288" calcext:value-type="float">
            <text:p>99.8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7512" calcext:value-type="float">
            <text:p>99.7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4904" calcext:value-type="float">
            <text:p>99.4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8216" calcext:value-type="float">
            <text:p>96.9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9288" calcext:value-type="float">
            <text:p>99.4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7984" calcext:value-type="float">
            <text:p>97.4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8016" calcext:value-type="float">
            <text:p>95.3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7216" calcext:value-type="float">
            <text:p>96.5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2664" calcext:value-type="float">
            <text:p>96.7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156" calcext:value-type="float">
            <text:p>96.3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2496" calcext:value-type="float">
            <text:p>96.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2464" calcext:value-type="float">
            <text:p>95.1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504" calcext:value-type="float">
            <text:p>93.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0024" calcext:value-type="float">
            <text:p>94.6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2032" calcext:value-type="float">
            <text:p>93.9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7016" calcext:value-type="float">
            <text:p>94.9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524" calcext:value-type="float">
            <text:p>95.2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2664" calcext:value-type="float">
            <text:p>96.7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8888" calcext:value-type="float">
            <text:p>96.2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3304" calcext:value-type="float">
            <text:p>94.2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7816" calcext:value-type="float">
            <text:p>97.5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7848" calcext:value-type="float">
            <text:p>95.5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3504" calcext:value-type="float">
            <text:p>95.8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2096" calcext:value-type="float">
            <text:p>93.7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8384" calcext:value-type="float">
            <text:p>92.9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4272" calcext:value-type="float">
            <text:p>92.8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3304" calcext:value-type="float">
            <text:p>94.2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016" calcext:value-type="float">
            <text:p>92.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17952" calcext:value-type="float">
            <text:p>91.8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0728" calcext:value-type="float">
            <text:p>91.9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096" calcext:value-type="float">
            <text:p>91.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9792" calcext:value-type="float">
            <text:p>91.2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2736" calcext:value-type="float">
            <text:p>91.2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3368" calcext:value-type="float">
            <text:p>94.0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5712" calcext:value-type="float">
            <text:p>92.9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2232" calcext:value-type="float">
            <text:p>91.7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0896" calcext:value-type="float">
            <text:p>91.7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7752" calcext:value-type="float">
            <text:p>94.0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852" calcext:value-type="float">
            <text:p>94.8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2632" calcext:value-type="float">
            <text:p>98.7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5176" calcext:value-type="float">
            <text:p>95.5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4304" calcext:value-type="float">
            <text:p>94.6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1696" calcext:value-type="float">
            <text:p>94.3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404" calcext:value-type="float">
            <text:p>93.2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648" calcext:value-type="float">
            <text:p>93.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444" calcext:value-type="float">
            <text:p>92.6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6144" calcext:value-type="float">
            <text:p>94.1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4872" calcext:value-type="float">
            <text:p>97.6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0992" calcext:value-type="float">
            <text:p>97.0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484" calcext:value-type="float">
            <text:p>95.8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668" calcext:value-type="float">
            <text:p>95.3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6312" calcext:value-type="float">
            <text:p>97.7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9856" calcext:value-type="float">
            <text:p>98.6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9888" calcext:value-type="float">
            <text:p>100.4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0656" calcext:value-type="float">
            <text:p>101.2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0256" calcext:value-type="float">
            <text:p>101.8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5072" calcext:value-type="float">
            <text:p>103.0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236" calcext:value-type="float">
            <text:p>102.7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6744" calcext:value-type="float">
            <text:p>102.7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9152" calcext:value-type="float">
            <text:p>101.4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708" calcext:value-type="float">
            <text:p>102.3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772" calcext:value-type="float">
            <text:p>103.6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384" calcext:value-type="float">
            <text:p>103.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936" calcext:value-type="float">
            <text:p>101.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14" calcext:value-type="float">
            <text:p>102.6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0128" calcext:value-type="float">
            <text:p>102.3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6584" calcext:value-type="float">
            <text:p>101.4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792" calcext:value-type="float">
            <text:p>101.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508" calcext:value-type="float">
            <text:p>97.7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7824" calcext:value-type="float">
            <text:p>99.9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3976" calcext:value-type="float">
            <text:p>97.3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7624" calcext:value-type="float">
            <text:p>94.5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1136" calcext:value-type="float">
            <text:p>97.4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692" calcext:value-type="float">
            <text:p>93.4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244" calcext:value-type="float">
            <text:p>95.7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1" calcext:value-type="float">
            <text:p>95.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3176" calcext:value-type="float">
            <text:p>94.7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1336" calcext:value-type="float">
            <text:p>95.2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4248" calcext:value-type="float">
            <text:p>93.4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796" calcext:value-type="float">
            <text:p>94.1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8896" calcext:value-type="float">
            <text:p>94.7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7088" calcext:value-type="float">
            <text:p>93.2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9064" calcext:value-type="float">
            <text:p>94.6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0904" calcext:value-type="float">
            <text:p>94.1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9096" calcext:value-type="float">
            <text:p>92.5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3528" calcext:value-type="float">
            <text:p>87.6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3728" calcext:value-type="float">
            <text:p>89.2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0152" calcext:value-type="float">
            <text:p>90.3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0112" calcext:value-type="float">
            <text:p>97.6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1584" calcext:value-type="float">
            <text:p>95.7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436" calcext:value-type="float">
            <text:p>95.8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2992" calcext:value-type="float">
            <text:p>94.0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7136" calcext:value-type="float">
            <text:p>95.9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7976" calcext:value-type="float">
            <text:p>95.0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7976" calcext:value-type="float">
            <text:p>95.0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2088" calcext:value-type="float">
            <text:p>95.1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6536" calcext:value-type="float">
            <text:p>94.9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56" calcext:value-type="float">
            <text:p>94.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7672" calcext:value-type="float">
            <text:p>93.3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6936" calcext:value-type="float">
            <text:p>94.3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4832" calcext:value-type="float">
            <text:p>93.5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8376" calcext:value-type="float">
            <text:p>94.4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66" calcext:value-type="float">
            <text:p>98.5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3656" calcext:value-type="float">
            <text:p>98.5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5432" calcext:value-type="float">
            <text:p>98.3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4664" calcext:value-type="float">
            <text:p>93.7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3864" calcext:value-type="float">
            <text:p>91.1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496" calcext:value-type="float">
            <text:p>100.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7536" calcext:value-type="float">
            <text:p>99.1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4928" calcext:value-type="float">
            <text:p>98.8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4896" calcext:value-type="float">
            <text:p>97.0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54" calcext:value-type="float">
            <text:p>96.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0784" calcext:value-type="float">
            <text:p>96.9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4496" calcext:value-type="float">
            <text:p>97.6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1752" calcext:value-type="float">
            <text:p>99.3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9312" calcext:value-type="float">
            <text:p>98.8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1248" calcext:value-type="float">
            <text:p>99.9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2352" calcext:value-type="float">
            <text:p>100.3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2688" calcext:value-type="float">
            <text:p>99.9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6968" calcext:value-type="float">
            <text:p>99.9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5632" calcext:value-type="float">
            <text:p>99.9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9512" calcext:value-type="float">
            <text:p>100.4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2856" calcext:value-type="float">
            <text:p>99.8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1048" calcext:value-type="float">
            <text:p>98.3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5456" calcext:value-type="float">
            <text:p>97.7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2664" calcext:value-type="float">
            <text:p>96.7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708" calcext:value-type="float">
            <text:p>98.5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8752" calcext:value-type="float">
            <text:p>98.2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0088" calcext:value-type="float">
            <text:p>98.2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6544" calcext:value-type="float">
            <text:p>97.3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5344" calcext:value-type="float">
            <text:p>95.3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2568" calcext:value-type="float">
            <text:p>95.2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0824" calcext:value-type="float">
            <text:p>97.2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076" calcext:value-type="float">
            <text:p>97.5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6848" calcext:value-type="float">
            <text:p>95.1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0024" calcext:value-type="float">
            <text:p>94.6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2568" calcext:value-type="float">
            <text:p>91.4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9424" calcext:value-type="float">
            <text:p>89.8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2768" calcext:value-type="float">
            <text:p>93.0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5344" calcext:value-type="float">
            <text:p>95.3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1096" calcext:value-type="float">
            <text:p>93.3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036" calcext:value-type="float">
            <text:p>94.3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7384" calcext:value-type="float">
            <text:p>92.6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6848" calcext:value-type="float">
            <text:p>91.3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6616" calcext:value-type="float">
            <text:p>87.9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2336" calcext:value-type="float">
            <text:p>88.0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036" calcext:value-type="float">
            <text:p>90.5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036" calcext:value-type="float">
            <text:p>90.5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4072" calcext:value-type="float">
            <text:p>91.2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3704" calcext:value-type="float">
            <text:p>93.6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0392" calcext:value-type="float">
            <text:p>92.2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1128" calcext:value-type="float">
            <text:p>95.1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0896" calcext:value-type="float">
            <text:p>95.5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05176" calcext:value-type="float">
            <text:p>91.7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9792" calcext:value-type="float">
            <text:p>95.1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0624" calcext:value-type="float">
            <text:p>95.6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1432" calcext:value-type="float">
            <text:p>92.9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2232" calcext:value-type="float">
            <text:p>91.7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5712" calcext:value-type="float">
            <text:p>92.9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06" calcext:value-type="float">
            <text:p>92.4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1104" calcext:value-type="float">
            <text:p>95.7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9232" calcext:value-type="float">
            <text:p>94.4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0032" calcext:value-type="float">
            <text:p>97.0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3144" calcext:value-type="float">
            <text:p>96.7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4512" calcext:value-type="float">
            <text:p>94.7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3208" calcext:value-type="float">
            <text:p>96.5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7488" calcext:value-type="float">
            <text:p>96.4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016" calcext:value-type="float">
            <text:p>100.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4712" calcext:value-type="float">
            <text:p>100.1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2672" calcext:value-type="float">
            <text:p>99.1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1536" calcext:value-type="float">
            <text:p>100.6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0128" calcext:value-type="float">
            <text:p>102.3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6352" calcext:value-type="float">
            <text:p>101.8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5512" calcext:value-type="float">
            <text:p>102.7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8792" calcext:value-type="float">
            <text:p>102.3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896" calcext:value-type="float">
            <text:p>102.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51968" calcext:value-type="float">
            <text:p>101.8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7256" calcext:value-type="float">
            <text:p>100.7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5216" calcext:value-type="float">
            <text:p>99.6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9864" calcext:value-type="float">
            <text:p>101.0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0432" calcext:value-type="float">
            <text:p>100.2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692" calcext:value-type="float">
            <text:p>101.0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8192" calcext:value-type="float">
            <text:p>101.3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7488" calcext:value-type="float">
            <text:p>100.2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264" calcext:value-type="float">
            <text:p>101.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8824" calcext:value-type="float">
            <text:p>100.3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9832" calcext:value-type="float">
            <text:p>99.2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4144" calcext:value-type="float">
            <text:p>97.1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9432" calcext:value-type="float">
            <text:p>96.0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5216" calcext:value-type="float">
            <text:p>95.8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776" calcext:value-type="float">
            <text:p>92.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4448" calcext:value-type="float">
            <text:p>95.0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8664" calcext:value-type="float">
            <text:p>91.4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9264" calcext:value-type="float">
            <text:p>96.2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428" calcext:value-type="float">
            <text:p>91.3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7224" calcext:value-type="float">
            <text:p>91.3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4784" calcext:value-type="float">
            <text:p>90.8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0536" calcext:value-type="float">
            <text:p>92.6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7256" calcext:value-type="float">
            <text:p>93.1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9768" calcext:value-type="float">
            <text:p>91.8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2776" calcext:value-type="float">
            <text:p>91.5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06" calcext:value-type="float">
            <text:p>92.4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3472" calcext:value-type="float">
            <text:p>86.4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8752" calcext:value-type="float">
            <text:p>90.5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9456" calcext:value-type="float">
            <text:p>91.6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1728" calcext:value-type="float">
            <text:p>96.1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6576" calcext:value-type="float">
            <text:p>95.2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8984" calcext:value-type="float">
            <text:p>93.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892" calcext:value-type="float">
            <text:p>90.4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2096" calcext:value-type="float">
            <text:p>93.7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504" calcext:value-type="float">
            <text:p>93.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604" calcext:value-type="float">
            <text:p>94.0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3936" calcext:value-type="float">
            <text:p>89.4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3672" calcext:value-type="float">
            <text:p>88.0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7984" calcext:value-type="float">
            <text:p>93.5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5976" calcext:value-type="float">
            <text:p>94.2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0824" calcext:value-type="float">
            <text:p>97.2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788" calcext:value-type="float">
            <text:p>93.5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0496" calcext:value-type="float">
            <text:p>99.9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9264" calcext:value-type="float">
            <text:p>100.0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3072" calcext:value-type="float">
            <text:p>98.4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8488" calcext:value-type="float">
            <text:p>96.8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1096" calcext:value-type="float">
            <text:p>93.3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5944" calcext:value-type="float">
            <text:p>96.3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9232" calcext:value-type="float">
            <text:p>94.4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4064" calcext:value-type="float">
            <text:p>92.7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9184" calcext:value-type="float">
            <text:p>91.7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7792" calcext:value-type="float">
            <text:p>90.5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5472" calcext:value-type="float">
            <text:p>91.0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2088" calcext:value-type="float">
            <text:p>91.3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3072" calcext:value-type="float">
            <text:p>94.6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2088" calcext:value-type="float">
            <text:p>91.3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2776" calcext:value-type="float">
            <text:p>91.5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392" calcext:value-type="float">
            <text:p>92.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488" calcext:value-type="float">
            <text:p>83.5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8872" calcext:value-type="float">
            <text:p>80.1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0928" calcext:value-type="float">
            <text:p>82.1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1616" calcext:value-type="float">
            <text:p>93.7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6984" calcext:value-type="float">
            <text:p>81.7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3664" calcext:value-type="float">
            <text:p>85.7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0176" calcext:value-type="float">
            <text:p>85.9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1984" calcext:value-type="float">
            <text:p>79.8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2416" calcext:value-type="float">
            <text:p>81.0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0992" calcext:value-type="float">
            <text:p>81.8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8552" calcext:value-type="float">
            <text:p>81.3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9216" calcext:value-type="float">
            <text:p>82.1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7104" calcext:value-type="float">
            <text:p>82.7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0456" calcext:value-type="float">
            <text:p>88.2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9112" calcext:value-type="float">
            <text:p>82.0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7472" calcext:value-type="float">
            <text:p>87.9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0472" calcext:value-type="float">
            <text:p>89.1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3616" calcext:value-type="float">
            <text:p>94.4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704" calcext:value-type="float">
            <text:p>94.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3544" calcext:value-type="float">
            <text:p>92.3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4656" calcext:value-type="float">
            <text:p>95.1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304" calcext:value-type="float">
            <text:p>92.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7048" calcext:value-type="float">
            <text:p>89.1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5192" calcext:value-type="float">
            <text:p>88.7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972" calcext:value-type="float">
            <text:p>89.1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9736" calcext:value-type="float">
            <text:p>93.8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572" calcext:value-type="float">
            <text:p>91.4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8328" calcext:value-type="float">
            <text:p>91.7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1744" calcext:value-type="float">
            <text:p>100.8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2848" calcext:value-type="float">
            <text:p>97.4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012" calcext:value-type="float">
            <text:p>92.4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432" calcext:value-type="float">
            <text:p>91.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5072" calcext:value-type="float">
            <text:p>91.6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9" calcext:value-type="float">
            <text:p>94.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1976" calcext:value-type="float">
            <text:p>88.9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1816" calcext:value-type="float">
            <text:p>95.3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9808" calcext:value-type="float">
            <text:p>92.1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5856" calcext:value-type="float">
            <text:p>93.3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7912" calcext:value-type="float">
            <text:p>95.3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7096" calcext:value-type="float">
            <text:p>91.8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404" calcext:value-type="float">
            <text:p>89.4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9496" calcext:value-type="float">
            <text:p>91.9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9768" calcext:value-type="float">
            <text:p>88.0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9224" calcext:value-type="float">
            <text:p>92.0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6072" calcext:value-type="float">
            <text:p>92.0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6848" calcext:value-type="float">
            <text:p>91.3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1056" calcext:value-type="float">
            <text:p>93.0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708" calcext:value-type="float">
            <text:p>90.9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0752" calcext:value-type="float">
            <text:p>87.5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8904" calcext:value-type="float">
            <text:p>89.5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3488" calcext:value-type="float">
            <text:p>91.1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5672" calcext:value-type="float">
            <text:p>92.6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656" calcext:value-type="float">
            <text:p>91.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9784" calcext:value-type="float">
            <text:p>81.3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748" calcext:value-type="float">
            <text:p>82.7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3912" calcext:value-type="float">
            <text:p>82.3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0368" calcext:value-type="float">
            <text:p>81.4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6256" calcext:value-type="float">
            <text:p>81.2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108" calcext:value-type="float">
            <text:p>81.0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8576" calcext:value-type="float">
            <text:p>80.8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2272" calcext:value-type="float">
            <text:p>80.6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8096" calcext:value-type="float">
            <text:p>80.7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1968" calcext:value-type="float">
            <text:p>82.8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7" calcext:value-type="float">
            <text:p>82.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6928" calcext:value-type="float">
            <text:p>92.0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728" calcext:value-type="float">
            <text:p>92.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0096" calcext:value-type="float">
            <text:p>92.9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3336" calcext:value-type="float">
            <text:p>92.2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972" calcext:value-type="float">
            <text:p>89.1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4496" calcext:value-type="float">
            <text:p>90.0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0272" calcext:value-type="float">
            <text:p>91.3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8488" calcext:value-type="float">
            <text:p>89.2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9824" calcext:value-type="float">
            <text:p>89.2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9192" calcext:value-type="float">
            <text:p>90.3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9192" calcext:value-type="float">
            <text:p>90.3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388" calcext:value-type="float">
            <text:p>88.1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452" calcext:value-type="float">
            <text:p>89.5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9488" calcext:value-type="float">
            <text:p>89.6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2496" calcext:value-type="float">
            <text:p>89.3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5752" calcext:value-type="float">
            <text:p>89.4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2664" calcext:value-type="float">
            <text:p>89.1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0096" calcext:value-type="float">
            <text:p>89.1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9144" calcext:value-type="float">
            <text:p>87.6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2376" calcext:value-type="float">
            <text:p>88.3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9824" calcext:value-type="float">
            <text:p>89.2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9" calcext:value-type="float">
            <text:p>91.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4464" calcext:value-type="float">
            <text:p>88.2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4088" calcext:value-type="float">
            <text:p>88.3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7848" calcext:value-type="float">
            <text:p>87.9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5832" calcext:value-type="float">
            <text:p>86.2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5152" calcext:value-type="float">
            <text:p>84.6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5536" calcext:value-type="float">
            <text:p>86.9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3064" calcext:value-type="float">
            <text:p>84.7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5256" calcext:value-type="float">
            <text:p>84.7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256" calcext:value-type="float">
            <text:p>85.1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5152" calcext:value-type="float">
            <text:p>84.6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4152" calcext:value-type="float">
            <text:p>84.2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6936" calcext:value-type="float">
            <text:p>82.9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8104" calcext:value-type="float">
            <text:p>86.9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0752" calcext:value-type="float">
            <text:p>87.5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7888" calcext:value-type="float">
            <text:p>88.2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8392" calcext:value-type="float">
            <text:p>87.7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4216" calcext:value-type="float">
            <text:p>87.8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3656" calcext:value-type="float">
            <text:p>87.1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6616" calcext:value-type="float">
            <text:p>87.9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7432" calcext:value-type="float">
            <text:p>87.6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48" calcext:value-type="float">
            <text:p>87.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7368" calcext:value-type="float">
            <text:p>87.9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8592" calcext:value-type="float">
            <text:p>89.3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5608" calcext:value-type="float">
            <text:p>89.0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7552" calcext:value-type="float">
            <text:p>88.6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6504" calcext:value-type="float">
            <text:p>89.3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1224" calcext:value-type="float">
            <text:p>89.0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5336" calcext:value-type="float">
            <text:p>89.1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8672" calcext:value-type="float">
            <text:p>89.9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6552" calcext:value-type="float">
            <text:p>92.0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3144" calcext:value-type="float">
            <text:p>89.1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6992" calcext:value-type="float">
            <text:p>87.9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7848" calcext:value-type="float">
            <text:p>87.9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956" calcext:value-type="float">
            <text:p>87.9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3656" calcext:value-type="float">
            <text:p>90.9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6184" calcext:value-type="float">
            <text:p>90.6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2544" calcext:value-type="float">
            <text:p>91.9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6216" calcext:value-type="float">
            <text:p>92.4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0272" calcext:value-type="float">
            <text:p>91.3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5696" calcext:value-type="float">
            <text:p>88.2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4688" calcext:value-type="float">
            <text:p>89.3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8584" calcext:value-type="float">
            <text:p>86.9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3096" calcext:value-type="float">
            <text:p>86.4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98" calcext:value-type="float">
            <text:p>86.0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4368" calcext:value-type="float">
            <text:p>82.9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6768" calcext:value-type="float">
            <text:p>83.1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9816" calcext:value-type="float">
            <text:p>83.1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3512" calcext:value-type="float">
            <text:p>82.9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1424" calcext:value-type="float">
            <text:p>83.0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3616" calcext:value-type="float">
            <text:p>83.0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6144" calcext:value-type="float">
            <text:p>82.6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5384" calcext:value-type="float">
            <text:p>88.0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2712" calcext:value-type="float">
            <text:p>87.9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4552" calcext:value-type="float">
            <text:p>91.2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1144" calcext:value-type="float">
            <text:p>88.4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4032" calcext:value-type="float">
            <text:p>87.1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9232" calcext:value-type="float">
            <text:p>83.0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9336" calcext:value-type="float">
            <text:p>83.0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6376" calcext:value-type="float">
            <text:p>82.2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5328" calcext:value-type="float">
            <text:p>83.0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6616" calcext:value-type="float">
            <text:p>80.3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2784" calcext:value-type="float">
            <text:p>78.6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9056" calcext:value-type="float">
            <text:p>80.8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3624" calcext:value-type="float">
            <text:p>81.5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6376" calcext:value-type="float">
            <text:p>82.2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5776" calcext:value-type="float">
            <text:p>85.0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8768" calcext:value-type="float">
            <text:p>80.0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6584" calcext:value-type="float">
            <text:p>86.2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4016" calcext:value-type="float">
            <text:p>86.2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724" calcext:value-type="float">
            <text:p>84.5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1112" calcext:value-type="float">
            <text:p>82.8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1112" calcext:value-type="float">
            <text:p>82.8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9192" calcext:value-type="float">
            <text:p>82.6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7168" calcext:value-type="float">
            <text:p>82.4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0528" calcext:value-type="float">
            <text:p>82.7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5296" calcext:value-type="float">
            <text:p>81.2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9968" calcext:value-type="float">
            <text:p>82.0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708" calcext:value-type="float">
            <text:p>79.5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8944" calcext:value-type="float">
            <text:p>82.2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2272" calcext:value-type="float">
            <text:p>84.4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48" calcext:value-type="float">
            <text:p>87.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9728" calcext:value-type="float">
            <text:p>87.7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2208" calcext:value-type="float">
            <text:p>92.3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4648" calcext:value-type="float">
            <text:p>89.0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6688" calcext:value-type="float">
            <text:p>86.2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4416" calcext:value-type="float">
            <text:p>89.4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8544" calcext:value-type="float">
            <text:p>82.8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9576" calcext:value-type="float">
            <text:p>84.9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5928" calcext:value-type="float">
            <text:p>80.1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7896" calcext:value-type="float">
            <text:p>82.9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8504" calcext:value-type="float">
            <text:p>82.5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7176" calcext:value-type="float">
            <text:p>81.0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056" calcext:value-type="float">
            <text:p>80.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7032" calcext:value-type="float">
            <text:p>80.6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0224" calcext:value-type="float">
            <text:p>81.0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2824" calcext:value-type="float">
            <text:p>82.7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8" calcext:value-type="float">
            <text:p>83.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1672" calcext:value-type="float">
            <text:p>83.4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2416" calcext:value-type="float">
            <text:p>81.0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8992" calcext:value-type="float">
            <text:p>81.0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2144" calcext:value-type="float">
            <text:p>81.1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7696" calcext:value-type="float">
            <text:p>81.3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78" calcext:value-type="float">
            <text:p>81.4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1848" calcext:value-type="float">
            <text:p>81.8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1848" calcext:value-type="float">
            <text:p>81.8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36" calcext:value-type="float">
            <text:p>82.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7464" calcext:value-type="float">
            <text:p>81.8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9592" calcext:value-type="float">
            <text:p>82.0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9336" calcext:value-type="float">
            <text:p>83.0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4848" calcext:value-type="float">
            <text:p>82.9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5584" calcext:value-type="float">
            <text:p>82.0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0152" calcext:value-type="float">
            <text:p>82.7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2328" calcext:value-type="float">
            <text:p>81.8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6752" calcext:value-type="float">
            <text:p>82.2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5688" calcext:value-type="float">
            <text:p>82.0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684" calcext:value-type="float">
            <text:p>81.3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6296" calcext:value-type="float">
            <text:p>81.6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9304" calcext:value-type="float">
            <text:p>81.2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1728" calcext:value-type="float">
            <text:p>80.8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4984" calcext:value-type="float">
            <text:p>81.0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824" calcext:value-type="float">
            <text:p>81.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0552" calcext:value-type="float">
            <text:p>82.1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672" calcext:value-type="float">
            <text:p>81.5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3104" calcext:value-type="float">
            <text:p>81.2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4624" calcext:value-type="float">
            <text:p>81.9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0584" calcext:value-type="float">
            <text:p>87.7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528" calcext:value-type="float">
            <text:p>84.9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9336" calcext:value-type="float">
            <text:p>83.0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5328" calcext:value-type="float">
            <text:p>83.0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9672" calcext:value-type="float">
            <text:p>82.7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596" calcext:value-type="float">
            <text:p>81.9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204" calcext:value-type="float">
            <text:p>81.0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36" calcext:value-type="float">
            <text:p>82.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9816" calcext:value-type="float">
            <text:p>83.1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1584" calcext:value-type="float">
            <text:p>84.3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3072" calcext:value-type="float">
            <text:p>87.0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7376" calcext:value-type="float">
            <text:p>86.4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2224" calcext:value-type="float">
            <text:p>85.6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0632" calcext:value-type="float">
            <text:p>82.7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1848" calcext:value-type="float">
            <text:p>81.8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7112" calcext:value-type="float">
            <text:p>81.2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82" calcext:value-type="float">
            <text:p>80.8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1792" calcext:value-type="float">
            <text:p>80.6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5736" calcext:value-type="float">
            <text:p>80.9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3608" calcext:value-type="float">
            <text:p>80.6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0896" calcext:value-type="float">
            <text:p>80.3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8936" calcext:value-type="float">
            <text:p>79.8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1248" calcext:value-type="float">
            <text:p>80.8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1248" calcext:value-type="float">
            <text:p>80.8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3312" calcext:value-type="float">
            <text:p>81.3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8888" calcext:value-type="float">
            <text:p>81.0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1168" calcext:value-type="float">
            <text:p>80.2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892" calcext:value-type="float">
            <text:p>78.9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2072" calcext:value-type="float">
            <text:p>79.0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9568" calcext:value-type="float">
            <text:p>78.8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0968" calcext:value-type="float">
            <text:p>78.6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3928" calcext:value-type="float">
            <text:p>79.4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2024" calcext:value-type="float">
            <text:p>80.2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7784" calcext:value-type="float">
            <text:p>80.5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204" calcext:value-type="float">
            <text:p>81.0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6752" calcext:value-type="float">
            <text:p>82.2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2864" calcext:value-type="float">
            <text:p>83.1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296" calcext:value-type="float">
            <text:p>80.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108" calcext:value-type="float">
            <text:p>81.0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6424" calcext:value-type="float">
            <text:p>81.1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4944" calcext:value-type="float">
            <text:p>80.7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396" calcext:value-type="float">
            <text:p>81.2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4336" calcext:value-type="float">
            <text:p>81.1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724" calcext:value-type="float">
            <text:p>80.7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3432" calcext:value-type="float">
            <text:p>86.1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5368" calcext:value-type="float">
            <text:p>83.3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1608" calcext:value-type="float">
            <text:p>83.7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0904" calcext:value-type="float">
            <text:p>82.6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1904" calcext:value-type="float">
            <text:p>83.0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9256" calcext:value-type="float">
            <text:p>82.4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6416" calcext:value-type="float">
            <text:p>78.7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6576" calcext:value-type="float">
            <text:p>80.0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8992" calcext:value-type="float">
            <text:p>92.5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2288" calcext:value-type="float">
            <text:p>89.1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4128" calcext:value-type="float">
            <text:p>88.6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4592" calcext:value-type="float">
            <text:p>91.6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1704" calcext:value-type="float">
            <text:p>89.0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8368" calcext:value-type="float">
            <text:p>88.2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7784" calcext:value-type="float">
            <text:p>88.1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3672" calcext:value-type="float">
            <text:p>88.0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0592" calcext:value-type="float">
            <text:p>86.2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0608" calcext:value-type="float">
            <text:p>87.1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1272" calcext:value-type="float">
            <text:p>87.9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0848" calcext:value-type="float">
            <text:p>89.0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8552" calcext:value-type="float">
            <text:p>88.9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4376" calcext:value-type="float">
            <text:p>89.1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8872" calcext:value-type="float">
            <text:p>87.7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1704" calcext:value-type="float">
            <text:p>89.0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5032" calcext:value-type="float">
            <text:p>91.3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2192" calcext:value-type="float">
            <text:p>91.4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8312" calcext:value-type="float">
            <text:p>90.8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5112" calcext:value-type="float">
            <text:p>91.9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7896" calcext:value-type="float">
            <text:p>90.6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2048" calcext:value-type="float">
            <text:p>91.0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6784" calcext:value-type="float">
            <text:p>91.6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9448" calcext:value-type="float">
            <text:p>93.1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2936" calcext:value-type="float">
            <text:p>96.6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9792" calcext:value-type="float">
            <text:p>95.1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9896" calcext:value-type="float">
            <text:p>95.1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7432" calcext:value-type="float">
            <text:p>95.2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8168" calcext:value-type="float">
            <text:p>94.3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4928" calcext:value-type="float">
            <text:p>91.2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1416" calcext:value-type="float">
            <text:p>92.1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9528" calcext:value-type="float">
            <text:p>93.7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2048" calcext:value-type="float">
            <text:p>94.8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8104" calcext:value-type="float">
            <text:p>94.5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328" calcext:value-type="float">
            <text:p>91.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7376" calcext:value-type="float">
            <text:p>94.0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1472" calcext:value-type="float">
            <text:p>85.6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8776" calcext:value-type="float">
            <text:p>86.2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8232" calcext:value-type="float">
            <text:p>86.4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652" calcext:value-type="float">
            <text:p>86.4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468" calcext:value-type="float">
            <text:p>86.9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952" calcext:value-type="float">
            <text:p>88.0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6552" calcext:value-type="float">
            <text:p>88.2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8888" calcext:value-type="float">
            <text:p>88.6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3672" calcext:value-type="float">
            <text:p>91.8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6016" calcext:value-type="float">
            <text:p>90.8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7816" calcext:value-type="float">
            <text:p>93.7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284" calcext:value-type="float">
            <text:p>91.3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5888" calcext:value-type="float">
            <text:p>91.3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5888" calcext:value-type="float">
            <text:p>91.3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284" calcext:value-type="float">
            <text:p>91.3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428" calcext:value-type="float">
            <text:p>91.3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428" calcext:value-type="float">
            <text:p>91.3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428" calcext:value-type="float">
            <text:p>91.3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428" calcext:value-type="float">
            <text:p>91.3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428" calcext:value-type="float">
            <text:p>91.3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284" calcext:value-type="float">
            <text:p>91.3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6792" calcext:value-type="float">
            <text:p>82.5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7616" calcext:value-type="float">
            <text:p>84.5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7792" calcext:value-type="float">
            <text:p>82.9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200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0368" calcext:value-type="float">
            <text:p>89.0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636" calcext:value-type="float">
            <text:p>85.1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9528" calcext:value-type="float">
            <text:p>86.1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7448" calcext:value-type="float">
            <text:p>84.7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188" calcext:value-type="float">
            <text:p>83.6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0336" calcext:value-type="float">
            <text:p>83.4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9376" calcext:value-type="float">
            <text:p>83.3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416" calcext:value-type="float">
            <text:p>82.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1864" calcext:value-type="float">
            <text:p>82.7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5184" calcext:value-type="float">
            <text:p>82.6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6728" calcext:value-type="float">
            <text:p>82.7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7232" calcext:value-type="float">
            <text:p>82.2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048" calcext:value-type="float">
            <text:p>81.5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6464" calcext:value-type="float">
            <text:p>81.4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3168" calcext:value-type="float">
            <text:p>80.9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7704" calcext:value-type="float">
            <text:p>79.9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6576" calcext:value-type="float">
            <text:p>80.0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3736" calcext:value-type="float">
            <text:p>80.1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6304" calcext:value-type="float">
            <text:p>80.1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956" calcext:value-type="float">
            <text:p>80.2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54" calcext:value-type="float">
            <text:p>81.3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8856" calcext:value-type="float">
            <text:p>83.0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6288" calcext:value-type="float">
            <text:p>83.0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8168" calcext:value-type="float">
            <text:p>82.8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1696" calcext:value-type="float">
            <text:p>82.9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056" calcext:value-type="float">
            <text:p>80.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7407</text:p>
          </table:table-cell>
          <table:table-cell office:value-type="string" calcext:value-type="string">
            <text:p>Comal Canyon Lake recorder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778" meta:object-count="0"/>
    <meta:user-defined meta:name="AppVersion">3.0</meta:user-defined>
  </office:meta>
</office:document-meta>
</file>